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de39e" officeooo:paragraph-rsid="000de39e"/>
    </style:style>
    <style:style style:name="P2" style:family="paragraph" style:parent-style-name="Standard">
      <style:paragraph-properties fo:line-height="200%"/>
      <style:text-properties officeooo:rsid="000de39e" officeooo:paragraph-rsid="00114b3c"/>
    </style:style>
    <style:style style:name="P3" style:family="paragraph" style:parent-style-name="Standard">
      <style:paragraph-properties fo:line-height="200%"/>
      <style:text-properties officeooo:rsid="000de39e" officeooo:paragraph-rsid="0021b435"/>
    </style:style>
    <style:style style:name="P4" style:family="paragraph" style:parent-style-name="Standard">
      <style:paragraph-properties fo:line-height="200%"/>
      <style:text-properties officeooo:rsid="000de39e" officeooo:paragraph-rsid="00235782"/>
    </style:style>
    <style:style style:name="P5" style:family="paragraph" style:parent-style-name="Standard">
      <style:paragraph-properties fo:line-height="200%"/>
      <style:text-properties officeooo:rsid="000de39e" officeooo:paragraph-rsid="0025f011"/>
    </style:style>
    <style:style style:name="P6" style:family="paragraph" style:parent-style-name="Standard">
      <style:paragraph-properties fo:line-height="200%"/>
      <style:text-properties officeooo:rsid="000de39e" officeooo:paragraph-rsid="00273e9d"/>
    </style:style>
    <style:style style:name="P7" style:family="paragraph" style:parent-style-name="Standard">
      <style:paragraph-properties fo:line-height="200%"/>
      <style:text-properties officeooo:rsid="000de39e" officeooo:paragraph-rsid="002818c3"/>
    </style:style>
    <style:style style:name="P8" style:family="paragraph" style:parent-style-name="Standard">
      <style:paragraph-properties fo:line-height="200%"/>
      <style:text-properties officeooo:rsid="000de39e" officeooo:paragraph-rsid="00289f99"/>
    </style:style>
    <style:style style:name="P9" style:family="paragraph" style:parent-style-name="Standard">
      <style:paragraph-properties fo:line-height="200%"/>
      <style:text-properties officeooo:rsid="000de39e" officeooo:paragraph-rsid="002a3b44"/>
    </style:style>
    <style:style style:name="P10" style:family="paragraph" style:parent-style-name="Standard">
      <style:paragraph-properties fo:line-height="200%"/>
      <style:text-properties officeooo:rsid="000de39e" officeooo:paragraph-rsid="002cc614"/>
    </style:style>
    <style:style style:name="P11" style:family="paragraph" style:parent-style-name="Standard">
      <style:paragraph-properties fo:line-height="200%"/>
      <style:text-properties fo:font-style="normal" officeooo:rsid="00114b3c" officeooo:paragraph-rsid="00114b3c" style:font-style-asian="normal" style:font-style-complex="normal"/>
    </style:style>
    <style:style style:name="P12" style:family="paragraph" style:parent-style-name="Standard">
      <style:paragraph-properties fo:line-height="200%" fo:padding="0.0291in" fo:border-left="none" fo:border-right="none" fo:border-top="none" fo:border-bottom="0.06pt solid #000000" style:join-border="false"/>
      <style:text-properties officeooo:rsid="000de39e" officeooo:paragraph-rsid="000de39e"/>
    </style:style>
    <style:style style:name="P13" style:family="paragraph" style:parent-style-name="Standard">
      <style:paragraph-properties fo:line-height="200%" fo:padding="0.0291in" fo:border-left="none" fo:border-right="none" fo:border-top="none" fo:border-bottom="0.06pt solid #000000" style:join-border="false"/>
      <style:text-properties officeooo:rsid="000de39e" officeooo:paragraph-rsid="00114b3c"/>
    </style:style>
    <style:style style:name="P14" style:family="paragraph" style:parent-style-name="Standard">
      <style:paragraph-properties fo:line-height="200%"/>
      <style:text-properties fo:font-style="normal" officeooo:rsid="0019a40b" officeooo:paragraph-rsid="00114b3c" style:font-style-asian="normal" style:font-style-complex="normal"/>
    </style:style>
    <style:style style:name="P15" style:family="paragraph" style:parent-style-name="Standard">
      <style:paragraph-properties fo:line-height="200%"/>
      <style:text-properties fo:font-style="normal" officeooo:rsid="001b388b" officeooo:paragraph-rsid="00114b3c" style:font-style-asian="normal" style:font-style-complex="normal"/>
    </style:style>
    <style:style style:name="P16" style:family="paragraph" style:parent-style-name="Standard">
      <style:paragraph-properties fo:line-height="200%"/>
      <style:text-properties fo:font-style="normal" officeooo:rsid="001e847c" officeooo:paragraph-rsid="00114b3c" style:font-style-asian="normal" style:font-style-complex="normal"/>
    </style:style>
    <style:style style:name="P17" style:family="paragraph" style:parent-style-name="Standard">
      <style:paragraph-properties fo:line-height="200%"/>
      <style:text-properties fo:font-style="normal" officeooo:rsid="001e847c" officeooo:paragraph-rsid="001fb903" style:font-style-asian="normal" style:font-style-complex="normal"/>
    </style:style>
    <style:style style:name="P18" style:family="paragraph" style:parent-style-name="Standard">
      <style:paragraph-properties fo:line-height="200%"/>
      <style:text-properties fo:font-style="normal" officeooo:rsid="0021b435" officeooo:paragraph-rsid="0021b435" style:font-style-asian="normal" style:font-style-complex="normal"/>
    </style:style>
    <style:style style:name="P19" style:family="paragraph" style:parent-style-name="Standard">
      <style:paragraph-properties fo:line-height="200%"/>
      <style:text-properties fo:font-style="normal" officeooo:rsid="0021b435" officeooo:paragraph-rsid="00235782" style:font-style-asian="normal" style:font-style-complex="normal"/>
    </style:style>
    <style:style style:name="P20" style:family="paragraph" style:parent-style-name="Standard">
      <style:paragraph-properties fo:line-height="200%"/>
      <style:text-properties fo:font-style="normal" officeooo:rsid="00235782" officeooo:paragraph-rsid="00235782" style:font-style-asian="normal" style:font-style-complex="normal"/>
    </style:style>
    <style:style style:name="P21" style:family="paragraph" style:parent-style-name="Standard">
      <style:paragraph-properties fo:line-height="200%"/>
      <style:text-properties fo:font-style="normal" officeooo:rsid="0025f011" officeooo:paragraph-rsid="0025f011" style:font-style-asian="normal" style:font-style-complex="normal"/>
    </style:style>
    <style:style style:name="P22" style:family="paragraph" style:parent-style-name="Standard">
      <style:paragraph-properties fo:line-height="200%"/>
      <style:text-properties fo:font-style="normal" officeooo:rsid="00273e9d" officeooo:paragraph-rsid="00273e9d" style:font-style-asian="normal" style:font-style-complex="normal"/>
    </style:style>
    <style:style style:name="P23" style:family="paragraph" style:parent-style-name="Standard">
      <style:paragraph-properties fo:line-height="200%"/>
      <style:text-properties fo:font-style="normal" officeooo:rsid="00289f99" officeooo:paragraph-rsid="00289f99" style:font-style-asian="normal" style:font-style-complex="normal"/>
    </style:style>
    <style:style style:name="P24" style:family="paragraph" style:parent-style-name="Standard">
      <style:paragraph-properties fo:line-height="200%"/>
      <style:text-properties fo:font-style="normal" officeooo:rsid="002bf2d1" officeooo:paragraph-rsid="002bf2d1" style:font-style-asian="normal" style:font-style-complex="normal"/>
    </style:style>
    <style:style style:name="P25" style:family="paragraph" style:parent-style-name="Standard">
      <style:paragraph-properties fo:line-height="200%"/>
      <style:text-properties fo:font-style="normal" officeooo:rsid="002cc614" officeooo:paragraph-rsid="002cc614" style:font-style-asian="normal" style:font-style-complex="normal"/>
    </style:style>
    <style:style style:name="P26" style:family="paragraph" style:parent-style-name="Standard">
      <style:paragraph-properties fo:line-height="200%"/>
      <style:text-properties fo:font-style="normal" officeooo:rsid="002eb4c6" officeooo:paragraph-rsid="002a3b44" style:font-style-asian="normal" style:font-style-complex="normal"/>
    </style:style>
    <style:style style:name="P27" style:family="paragraph" style:parent-style-name="Standard">
      <style:paragraph-properties fo:line-height="200%"/>
      <style:text-properties fo:font-style="normal" officeooo:rsid="003076a5" officeooo:paragraph-rsid="002a3b44" style:font-style-asian="normal" style:font-style-complex="normal"/>
    </style:style>
    <style:style style:name="P28" style:family="paragraph" style:parent-style-name="Standard">
      <style:paragraph-properties fo:line-height="200%"/>
      <style:text-properties fo:font-style="normal" officeooo:rsid="00329bdb" officeooo:paragraph-rsid="002a3b44" style:font-style-asian="normal" style:font-style-complex="normal"/>
    </style:style>
    <style:style style:name="P29" style:family="paragraph" style:parent-style-name="Standard">
      <style:paragraph-properties fo:line-height="200%"/>
      <style:text-properties fo:font-style="normal" officeooo:rsid="00329bdb" officeooo:paragraph-rsid="00339f1f" style:font-style-asian="normal" style:font-style-complex="normal"/>
    </style:style>
    <style:style style:name="P30" style:family="paragraph" style:parent-style-name="Standard">
      <style:paragraph-properties fo:line-height="200%"/>
      <style:text-properties fo:font-style="normal" officeooo:rsid="00329bdb" officeooo:paragraph-rsid="0033c164" style:font-style-asian="normal" style:font-style-complex="normal"/>
    </style:style>
    <style:style style:name="P31" style:family="paragraph" style:parent-style-name="Standard">
      <style:paragraph-properties fo:line-height="200%"/>
      <style:text-properties fo:font-style="normal" officeooo:rsid="00329bdb" officeooo:paragraph-rsid="003a0272" style:font-style-asian="normal" style:font-style-complex="normal"/>
    </style:style>
    <style:style style:name="P32" style:family="paragraph" style:parent-style-name="Standard">
      <style:paragraph-properties fo:line-height="200%"/>
      <style:text-properties fo:font-style="normal" officeooo:rsid="00329bdb" officeooo:paragraph-rsid="003a2f3f" style:font-style-asian="normal" style:font-style-complex="normal"/>
    </style:style>
    <style:style style:name="P33" style:family="paragraph" style:parent-style-name="Standard">
      <style:paragraph-properties fo:line-height="200%"/>
      <style:text-properties fo:font-style="normal" officeooo:rsid="00329bdb" officeooo:paragraph-rsid="003a7578" style:font-style-asian="normal" style:font-style-complex="normal"/>
    </style:style>
    <style:style style:name="P34" style:family="paragraph" style:parent-style-name="Standard">
      <style:paragraph-properties fo:line-height="200%"/>
      <style:text-properties fo:font-style="normal" officeooo:rsid="00329bdb" officeooo:paragraph-rsid="003c5ff3" style:font-style-asian="normal" style:font-style-complex="normal"/>
    </style:style>
    <style:style style:name="P35" style:family="paragraph" style:parent-style-name="Standard">
      <style:paragraph-properties fo:line-height="200%"/>
      <style:text-properties fo:font-style="normal" officeooo:rsid="00329bdb" officeooo:paragraph-rsid="003eac0e" style:font-style-asian="normal" style:font-style-complex="normal"/>
    </style:style>
    <style:style style:name="P36" style:family="paragraph" style:parent-style-name="Standard">
      <style:paragraph-properties fo:line-height="200%"/>
      <style:text-properties fo:font-style="normal" officeooo:rsid="00329bdb" officeooo:paragraph-rsid="003f75bd" style:font-style-asian="normal" style:font-style-complex="normal"/>
    </style:style>
    <style:style style:name="P37" style:family="paragraph" style:parent-style-name="Standard">
      <style:paragraph-properties fo:line-height="200%"/>
      <style:text-properties officeooo:rsid="000de39e" officeooo:paragraph-rsid="00114b3c"/>
    </style:style>
    <style:style style:name="P38" style:family="paragraph" style:parent-style-name="Standard">
      <style:paragraph-properties fo:line-height="200%"/>
      <style:text-properties officeooo:rsid="000de39e" officeooo:paragraph-rsid="0041952f"/>
    </style:style>
    <style:style style:name="P39" style:family="paragraph" style:parent-style-name="Standard">
      <style:paragraph-properties fo:line-height="200%"/>
      <style:text-properties officeooo:rsid="000de39e" officeooo:paragraph-rsid="004333ce"/>
    </style:style>
    <style:style style:name="P40" style:family="paragraph" style:parent-style-name="Standard">
      <style:paragraph-properties fo:line-height="200%"/>
      <style:text-properties officeooo:rsid="000de39e" officeooo:paragraph-rsid="0044e5f4"/>
    </style:style>
    <style:style style:name="P41" style:family="paragraph" style:parent-style-name="Standard">
      <style:paragraph-properties fo:line-height="200%"/>
      <style:text-properties officeooo:rsid="000de39e" officeooo:paragraph-rsid="000de39e"/>
    </style:style>
    <style:style style:name="P42" style:family="paragraph" style:parent-style-name="Standard">
      <style:paragraph-properties fo:line-height="200%"/>
      <style:text-properties officeooo:rsid="000de39e" officeooo:paragraph-rsid="00520b96"/>
    </style:style>
    <style:style style:name="P43" style:family="paragraph" style:parent-style-name="Standard">
      <style:paragraph-properties fo:line-height="200%"/>
      <style:text-properties officeooo:rsid="000de39e" officeooo:paragraph-rsid="00571744"/>
    </style:style>
    <style:style style:name="P44" style:family="paragraph" style:parent-style-name="Standard">
      <style:paragraph-properties fo:line-height="200%"/>
      <style:text-properties officeooo:rsid="000de39e" officeooo:paragraph-rsid="0058d7c1"/>
    </style:style>
    <style:style style:name="P45" style:family="paragraph" style:parent-style-name="Standard">
      <style:paragraph-properties fo:line-height="200%"/>
      <style:text-properties officeooo:rsid="000de39e" officeooo:paragraph-rsid="005b5588"/>
    </style:style>
    <style:style style:name="P46" style:family="paragraph" style:parent-style-name="Standard">
      <style:paragraph-properties fo:line-height="200%"/>
      <style:text-properties officeooo:rsid="000de39e" officeooo:paragraph-rsid="005b6234"/>
    </style:style>
    <style:style style:name="P47" style:family="paragraph" style:parent-style-name="Standard">
      <style:paragraph-properties fo:line-height="200%"/>
      <style:text-properties officeooo:rsid="000de39e" officeooo:paragraph-rsid="0066f631"/>
    </style:style>
    <style:style style:name="P48" style:family="paragraph" style:parent-style-name="Standard">
      <style:paragraph-properties fo:line-height="200%"/>
      <style:text-properties officeooo:rsid="000de39e" officeooo:paragraph-rsid="00671419"/>
    </style:style>
    <style:style style:name="P49" style:family="paragraph" style:parent-style-name="Standard">
      <style:paragraph-properties fo:line-height="200%"/>
      <style:text-properties officeooo:rsid="000de39e" officeooo:paragraph-rsid="006d6b0b"/>
    </style:style>
    <style:style style:name="P50" style:family="paragraph" style:parent-style-name="Standard">
      <style:paragraph-properties fo:line-height="200%"/>
      <style:text-properties officeooo:rsid="000de39e" officeooo:paragraph-rsid="00724b6b"/>
    </style:style>
    <style:style style:name="P51" style:family="paragraph" style:parent-style-name="Standard">
      <style:paragraph-properties fo:line-height="200%"/>
      <style:text-properties officeooo:rsid="000de39e" officeooo:paragraph-rsid="00725bb0"/>
    </style:style>
    <style:style style:name="P52" style:family="paragraph" style:parent-style-name="Standard">
      <style:paragraph-properties fo:line-height="200%"/>
      <style:text-properties officeooo:rsid="000de39e" officeooo:paragraph-rsid="007363ea"/>
    </style:style>
    <style:style style:name="P53" style:family="paragraph" style:parent-style-name="Standard">
      <style:paragraph-properties fo:line-height="200%"/>
      <style:text-properties officeooo:rsid="000de39e" officeooo:paragraph-rsid="007458a4"/>
    </style:style>
    <style:style style:name="P54" style:family="paragraph" style:parent-style-name="Standard">
      <style:paragraph-properties fo:line-height="200%"/>
      <style:text-properties officeooo:rsid="000de39e" officeooo:paragraph-rsid="007be40a"/>
    </style:style>
    <style:style style:name="P55" style:family="paragraph" style:parent-style-name="Standard">
      <style:paragraph-properties fo:line-height="200%"/>
      <style:text-properties officeooo:rsid="000de39e" officeooo:paragraph-rsid="007c6bda"/>
    </style:style>
    <style:style style:name="P56" style:family="paragraph" style:parent-style-name="Standard">
      <style:paragraph-properties fo:line-height="200%"/>
      <style:text-properties officeooo:rsid="000de39e" officeooo:paragraph-rsid="007dea20"/>
    </style:style>
    <style:style style:name="P57" style:family="paragraph" style:parent-style-name="Standard">
      <style:paragraph-properties fo:line-height="200%"/>
      <style:text-properties officeooo:rsid="000de39e" officeooo:paragraph-rsid="007e6b04"/>
    </style:style>
    <style:style style:name="P58" style:family="paragraph" style:parent-style-name="Standard">
      <style:paragraph-properties fo:line-height="200%"/>
      <style:text-properties officeooo:rsid="000de39e" officeooo:paragraph-rsid="007efbc4"/>
    </style:style>
    <style:style style:name="P59" style:family="paragraph" style:parent-style-name="Standard">
      <style:paragraph-properties fo:line-height="200%"/>
      <style:text-properties officeooo:rsid="000de39e" officeooo:paragraph-rsid="007f3e5c"/>
    </style:style>
    <style:style style:name="P60" style:family="paragraph" style:parent-style-name="Standard">
      <style:paragraph-properties fo:line-height="200%"/>
      <style:text-properties officeooo:rsid="000de39e" officeooo:paragraph-rsid="00816ef8"/>
    </style:style>
    <style:style style:name="P61" style:family="paragraph" style:parent-style-name="Standard">
      <style:paragraph-properties fo:line-height="200%"/>
      <style:text-properties officeooo:rsid="000de39e" officeooo:paragraph-rsid="0083bd03"/>
    </style:style>
    <style:style style:name="P62" style:family="paragraph" style:parent-style-name="Standard">
      <style:paragraph-properties fo:line-height="200%"/>
      <style:text-properties officeooo:rsid="000de39e" officeooo:paragraph-rsid="008586a2"/>
    </style:style>
    <style:style style:name="P63" style:family="paragraph" style:parent-style-name="Standard">
      <style:paragraph-properties fo:line-height="200%" fo:padding="0.0291in" fo:border-left="none" fo:border-right="none" fo:border-top="none" fo:border-bottom="0.06pt solid #000000" style:join-border="false"/>
      <style:text-properties fo:font-style="normal" officeooo:rsid="00329bdb" officeooo:paragraph-rsid="0033c164" style:font-style-asian="normal" style:font-style-complex="normal"/>
    </style:style>
    <style:style style:name="P64" style:family="paragraph" style:parent-style-name="Standard">
      <style:paragraph-properties fo:line-height="200%" fo:padding="0.0291in" fo:border-left="none" fo:border-right="none" fo:border-top="none" fo:border-bottom="0.06pt solid #000000" style:join-border="false"/>
      <style:text-properties officeooo:rsid="000de39e" officeooo:paragraph-rsid="00114b3c"/>
    </style:style>
    <style:style style:name="P65" style:family="paragraph" style:parent-style-name="Standard">
      <style:paragraph-properties fo:line-height="200%" fo:padding="0.0291in" fo:border-left="none" fo:border-right="none" fo:border-top="none" fo:border-bottom="0.06pt solid #000000" style:join-border="false"/>
      <style:text-properties officeooo:rsid="000de39e" officeooo:paragraph-rsid="0044e5f4"/>
    </style:style>
    <style:style style:name="P66" style:family="paragraph" style:parent-style-name="Standard">
      <style:paragraph-properties fo:line-height="200%" fo:padding="0.0291in" fo:border-left="none" fo:border-right="none" fo:border-top="none" fo:border-bottom="0.06pt solid #000000" style:join-border="false"/>
      <style:text-properties officeooo:rsid="000de39e" officeooo:paragraph-rsid="00520b96"/>
    </style:style>
    <style:style style:name="P67" style:family="paragraph" style:parent-style-name="Standard">
      <style:paragraph-properties fo:line-height="200%" fo:padding="0.0291in" fo:border-left="none" fo:border-right="none" fo:border-top="none" fo:border-bottom="0.06pt solid #000000" style:join-border="false"/>
      <style:text-properties officeooo:rsid="000de39e" officeooo:paragraph-rsid="005b6234"/>
    </style:style>
    <style:style style:name="P68" style:family="paragraph" style:parent-style-name="Standard">
      <style:paragraph-properties fo:line-height="200%" fo:padding="0.0291in" fo:border-left="none" fo:border-right="none" fo:border-top="none" fo:border-bottom="0.06pt solid #000000" style:join-border="false"/>
      <style:text-properties officeooo:rsid="000de39e" officeooo:paragraph-rsid="00671419"/>
    </style:style>
    <style:style style:name="P69" style:family="paragraph" style:parent-style-name="Standard">
      <style:paragraph-properties fo:line-height="200%" fo:padding="0.0291in" fo:border-left="none" fo:border-right="none" fo:border-top="none" fo:border-bottom="0.06pt solid #000000" style:join-border="false"/>
      <style:text-properties officeooo:rsid="000de39e" officeooo:paragraph-rsid="006d6b0b"/>
    </style:style>
    <style:style style:name="P70" style:family="paragraph" style:parent-style-name="Standard">
      <style:paragraph-properties fo:line-height="200%" fo:padding="0.0291in" fo:border-left="none" fo:border-right="none" fo:border-top="none" fo:border-bottom="0.06pt solid #000000" style:join-border="false"/>
      <style:text-properties officeooo:rsid="000de39e" officeooo:paragraph-rsid="007c6bda"/>
    </style:style>
    <style:style style:name="T1" style:family="text">
      <style:text-properties officeooo:rsid="000e304d"/>
    </style:style>
    <style:style style:name="T2" style:family="text">
      <style:text-properties officeooo:rsid="000f4ba7"/>
    </style:style>
    <style:style style:name="T3" style:family="text">
      <style:text-properties officeooo:rsid="00114b3c"/>
    </style:style>
    <style:style style:name="T4" style:family="text">
      <style:text-properties fo:font-style="italic" officeooo:rsid="00114b3c" style:font-style-asian="italic" style:font-style-complex="italic"/>
    </style:style>
    <style:style style:name="T5" style:family="text">
      <style:text-properties fo:font-style="italic" officeooo:rsid="0019a40b" style:font-style-asian="italic" style:font-style-complex="italic"/>
    </style:style>
    <style:style style:name="T6" style:family="text">
      <style:text-properties fo:font-style="italic" officeooo:rsid="001e847c" style:font-style-asian="italic" style:font-style-complex="italic"/>
    </style:style>
    <style:style style:name="T7" style:family="text">
      <style:text-properties fo:font-style="italic" officeooo:rsid="0021b435" style:font-style-asian="italic" style:font-style-complex="italic"/>
    </style:style>
    <style:style style:name="T8" style:family="text">
      <style:text-properties fo:font-style="italic" officeooo:rsid="00273e9d" style:font-style-asian="italic" style:font-style-complex="italic"/>
    </style:style>
    <style:style style:name="T9" style:family="text">
      <style:text-properties fo:font-style="italic" officeooo:rsid="002818c3" style:font-style-asian="italic" style:font-style-complex="italic"/>
    </style:style>
    <style:style style:name="T10" style:family="text">
      <style:text-properties fo:font-style="italic" officeooo:rsid="003076a5" style:font-style-asian="italic" style:font-style-complex="italic"/>
    </style:style>
    <style:style style:name="T11" style:family="text">
      <style:text-properties fo:font-style="italic" officeooo:rsid="0036ac5a" style:font-style-asian="italic" style:font-style-complex="italic"/>
    </style:style>
    <style:style style:name="T12" style:family="text">
      <style:text-properties fo:font-style="italic" officeooo:rsid="00547af9" style:font-style-asian="italic" style:font-style-complex="italic"/>
    </style:style>
    <style:style style:name="T13" style:family="text">
      <style:text-properties fo:font-style="italic" fo:font-weight="normal" officeooo:rsid="0055f6f0" style:font-style-asian="italic" style:font-weight-asian="normal" style:font-style-complex="italic" style:font-weight-complex="normal"/>
    </style:style>
    <style:style style:name="T14" style:family="text">
      <style:text-properties fo:font-style="italic" fo:font-weight="normal" officeooo:rsid="006f9f5d" style:font-style-asian="italic" style:font-weight-asian="normal" style:font-style-complex="italic" style:font-weight-complex="normal"/>
    </style:style>
    <style:style style:name="T15" style:family="text">
      <style:text-properties fo:font-style="normal" officeooo:rsid="00114b3c" style:font-style-asian="normal" style:font-style-complex="normal"/>
    </style:style>
    <style:style style:name="T16" style:family="text">
      <style:text-properties fo:font-style="normal" officeooo:rsid="0011dafa" style:font-style-asian="normal" style:font-style-complex="normal"/>
    </style:style>
    <style:style style:name="T17" style:family="text">
      <style:text-properties fo:font-style="normal" officeooo:rsid="0011ec52" style:font-style-asian="normal" style:font-style-complex="normal"/>
    </style:style>
    <style:style style:name="T18" style:family="text">
      <style:text-properties fo:font-style="normal" officeooo:rsid="0019a40b" style:font-style-asian="normal" style:font-style-complex="normal"/>
    </style:style>
    <style:style style:name="T19" style:family="text">
      <style:text-properties fo:font-style="normal" officeooo:rsid="001b388b" style:font-style-asian="normal" style:font-style-complex="normal"/>
    </style:style>
    <style:style style:name="T20" style:family="text">
      <style:text-properties fo:font-style="normal" officeooo:rsid="001d94ba" style:font-style-asian="normal" style:font-style-complex="normal"/>
    </style:style>
    <style:style style:name="T21" style:family="text">
      <style:text-properties fo:font-style="normal" officeooo:rsid="001e847c" style:font-style-asian="normal" style:font-style-complex="normal"/>
    </style:style>
    <style:style style:name="T22" style:family="text">
      <style:text-properties fo:font-style="normal" officeooo:rsid="001f918b" style:font-style-asian="normal" style:font-style-complex="normal"/>
    </style:style>
    <style:style style:name="T23" style:family="text">
      <style:text-properties fo:font-style="normal" officeooo:rsid="001fb903" style:font-style-asian="normal" style:font-style-complex="normal"/>
    </style:style>
    <style:style style:name="T24" style:family="text">
      <style:text-properties fo:font-style="normal" officeooo:rsid="0021b435" style:font-style-asian="normal" style:font-style-complex="normal"/>
    </style:style>
    <style:style style:name="T25" style:family="text">
      <style:text-properties fo:font-style="normal" officeooo:rsid="00235782" style:font-style-asian="normal" style:font-style-complex="normal"/>
    </style:style>
    <style:style style:name="T26" style:family="text">
      <style:text-properties fo:font-style="normal" officeooo:rsid="0025f011" style:font-style-asian="normal" style:font-style-complex="normal"/>
    </style:style>
    <style:style style:name="T27" style:family="text">
      <style:text-properties fo:font-style="normal" officeooo:rsid="00273e9d" style:font-style-asian="normal" style:font-style-complex="normal"/>
    </style:style>
    <style:style style:name="T28" style:family="text">
      <style:text-properties fo:font-style="normal" officeooo:rsid="002818c3" style:font-style-asian="normal" style:font-style-complex="normal"/>
    </style:style>
    <style:style style:name="T29" style:family="text">
      <style:text-properties fo:font-style="normal" officeooo:rsid="00289f99" style:font-style-asian="normal" style:font-style-complex="normal"/>
    </style:style>
    <style:style style:name="T30" style:family="text">
      <style:text-properties fo:font-style="normal" officeooo:rsid="002a3b44" style:font-style-asian="normal" style:font-style-complex="normal"/>
    </style:style>
    <style:style style:name="T31" style:family="text">
      <style:text-properties fo:font-style="normal" officeooo:rsid="002bf2d1" style:font-style-asian="normal" style:font-style-complex="normal"/>
    </style:style>
    <style:style style:name="T32" style:family="text">
      <style:text-properties fo:font-style="normal" officeooo:rsid="002cc614" style:font-style-asian="normal" style:font-style-complex="normal"/>
    </style:style>
    <style:style style:name="T33" style:family="text">
      <style:text-properties fo:font-style="normal" officeooo:rsid="002dcd49" style:font-style-asian="normal" style:font-style-complex="normal"/>
    </style:style>
    <style:style style:name="T34" style:family="text">
      <style:text-properties fo:font-style="normal" officeooo:rsid="002e92f6" style:font-style-asian="normal" style:font-style-complex="normal"/>
    </style:style>
    <style:style style:name="T35" style:family="text">
      <style:text-properties fo:font-style="normal" officeooo:rsid="002eb4c6" style:font-style-asian="normal" style:font-style-complex="normal"/>
    </style:style>
    <style:style style:name="T36" style:family="text">
      <style:text-properties fo:font-style="normal" officeooo:rsid="003076a5" style:font-style-asian="normal" style:font-style-complex="normal"/>
    </style:style>
    <style:style style:name="T37" style:family="text">
      <style:text-properties fo:font-style="normal" officeooo:rsid="0031437e" style:font-style-asian="normal" style:font-style-complex="normal"/>
    </style:style>
    <style:style style:name="T38" style:family="text">
      <style:text-properties fo:font-style="normal" officeooo:rsid="00329bdb" style:font-style-asian="normal" style:font-style-complex="normal"/>
    </style:style>
    <style:style style:name="T39" style:family="text">
      <style:text-properties fo:font-style="normal" officeooo:rsid="00547af9" style:font-style-asian="normal" style:font-style-complex="normal"/>
    </style:style>
    <style:style style:name="T40" style:family="text">
      <style:text-properties fo:font-style="normal" officeooo:rsid="0055f6f0" style:font-style-asian="normal" style:font-style-complex="normal"/>
    </style:style>
    <style:style style:name="T41" style:family="text">
      <style:text-properties fo:font-style="normal" fo:font-weight="normal" officeooo:rsid="0055f6f0" style:font-style-asian="normal" style:font-weight-asian="normal" style:font-style-complex="normal" style:font-weight-complex="normal"/>
    </style:style>
    <style:style style:name="T42" style:family="text">
      <style:text-properties fo:font-style="normal" fo:font-weight="normal" officeooo:rsid="00571744" style:font-style-asian="normal" style:font-weight-asian="normal" style:font-style-complex="normal" style:font-weight-complex="normal"/>
    </style:style>
    <style:style style:name="T43" style:family="text">
      <style:text-properties fo:font-style="normal" fo:font-weight="normal" officeooo:rsid="0058d7c1" style:font-style-asian="normal" style:font-weight-asian="normal" style:font-style-complex="normal" style:font-weight-complex="normal"/>
    </style:style>
    <style:style style:name="T44" style:family="text">
      <style:text-properties fo:font-style="normal" fo:font-weight="normal" officeooo:rsid="005a51f2" style:font-style-asian="normal" style:font-weight-asian="normal" style:font-style-complex="normal" style:font-weight-complex="normal"/>
    </style:style>
    <style:style style:name="T45" style:family="text">
      <style:text-properties fo:font-style="normal" fo:font-weight="normal" officeooo:rsid="005b5588" style:font-style-asian="normal" style:font-weight-asian="normal" style:font-style-complex="normal" style:font-weight-complex="normal"/>
    </style:style>
    <style:style style:name="T46" style:family="text">
      <style:text-properties fo:font-style="normal" fo:font-weight="normal" officeooo:rsid="005b6234" style:font-style-asian="normal" style:font-weight-asian="normal" style:font-style-complex="normal" style:font-weight-complex="normal"/>
    </style:style>
    <style:style style:name="T47" style:family="text">
      <style:text-properties fo:font-style="normal" fo:font-weight="normal" officeooo:rsid="005cf1b5" style:font-style-asian="normal" style:font-weight-asian="normal" style:font-style-complex="normal" style:font-weight-complex="normal"/>
    </style:style>
    <style:style style:name="T48" style:family="text">
      <style:text-properties fo:font-style="normal" fo:font-weight="normal" officeooo:rsid="005dc7dd" style:font-style-asian="normal" style:font-weight-asian="normal" style:font-style-complex="normal" style:font-weight-complex="normal"/>
    </style:style>
    <style:style style:name="T49" style:family="text">
      <style:text-properties fo:font-style="normal" fo:font-weight="normal" officeooo:rsid="005f2c8a" style:font-style-asian="normal" style:font-weight-asian="normal" style:font-style-complex="normal" style:font-weight-complex="normal"/>
    </style:style>
    <style:style style:name="T50" style:family="text">
      <style:text-properties fo:font-style="normal" fo:font-weight="normal" officeooo:rsid="005f3cff" style:font-style-asian="normal" style:font-weight-asian="normal" style:font-style-complex="normal" style:font-weight-complex="normal"/>
    </style:style>
    <style:style style:name="T51" style:family="text">
      <style:text-properties fo:font-style="normal" fo:font-weight="normal" officeooo:rsid="00609dcb" style:font-style-asian="normal" style:font-weight-asian="normal" style:font-style-complex="normal" style:font-weight-complex="normal"/>
    </style:style>
    <style:style style:name="T52" style:family="text">
      <style:text-properties fo:font-style="normal" fo:font-weight="normal" officeooo:rsid="0066f631" style:font-style-asian="normal" style:font-weight-asian="normal" style:font-style-complex="normal" style:font-weight-complex="normal"/>
    </style:style>
    <style:style style:name="T53" style:family="text">
      <style:text-properties fo:font-style="normal" fo:font-weight="normal" officeooo:rsid="00671419" style:font-style-asian="normal" style:font-weight-asian="normal" style:font-style-complex="normal" style:font-weight-complex="normal"/>
    </style:style>
    <style:style style:name="T54" style:family="text">
      <style:text-properties fo:font-style="normal" fo:font-weight="normal" officeooo:rsid="006a51b7" style:font-style-asian="normal" style:font-weight-asian="normal" style:font-style-complex="normal" style:font-weight-complex="normal"/>
    </style:style>
    <style:style style:name="T55" style:family="text">
      <style:text-properties fo:font-style="normal" fo:font-weight="normal" officeooo:rsid="006c2101" style:font-style-asian="normal" style:font-weight-asian="normal" style:font-style-complex="normal" style:font-weight-complex="normal"/>
    </style:style>
    <style:style style:name="T56" style:family="text">
      <style:text-properties fo:font-style="normal" fo:font-weight="normal" officeooo:rsid="006d6b0b" style:font-style-asian="normal" style:font-weight-asian="normal" style:font-style-complex="normal" style:font-weight-complex="normal"/>
    </style:style>
    <style:style style:name="T57" style:family="text">
      <style:text-properties fo:font-style="normal" fo:font-weight="normal" officeooo:rsid="006e060b" style:font-style-asian="normal" style:font-weight-asian="normal" style:font-style-complex="normal" style:font-weight-complex="normal"/>
    </style:style>
    <style:style style:name="T58" style:family="text">
      <style:text-properties fo:font-style="normal" fo:font-weight="normal" officeooo:rsid="006ee603" style:font-style-asian="normal" style:font-weight-asian="normal" style:font-style-complex="normal" style:font-weight-complex="normal"/>
    </style:style>
    <style:style style:name="T59" style:family="text">
      <style:text-properties fo:font-style="normal" fo:font-weight="normal" officeooo:rsid="006f313b" style:font-style-asian="normal" style:font-weight-asian="normal" style:font-style-complex="normal" style:font-weight-complex="normal"/>
    </style:style>
    <style:style style:name="T60" style:family="text">
      <style:text-properties fo:font-style="normal" fo:font-weight="normal" officeooo:rsid="006f9f5d" style:font-style-asian="normal" style:font-weight-asian="normal" style:font-style-complex="normal" style:font-weight-complex="normal"/>
    </style:style>
    <style:style style:name="T61" style:family="text">
      <style:text-properties fo:font-style="normal" fo:font-weight="normal" officeooo:rsid="00703e0f" style:font-style-asian="normal" style:font-weight-asian="normal" style:font-style-complex="normal" style:font-weight-complex="normal"/>
    </style:style>
    <style:style style:name="T62" style:family="text">
      <style:text-properties fo:font-style="normal" fo:font-weight="normal" officeooo:rsid="007094aa" style:font-style-asian="normal" style:font-weight-asian="normal" style:font-style-complex="normal" style:font-weight-complex="normal"/>
    </style:style>
    <style:style style:name="T63" style:family="text">
      <style:text-properties fo:font-style="normal" fo:font-weight="normal" officeooo:rsid="00724b6b" style:font-style-asian="normal" style:font-weight-asian="normal" style:font-style-complex="normal" style:font-weight-complex="normal"/>
    </style:style>
    <style:style style:name="T64" style:family="text">
      <style:text-properties fo:font-style="normal" fo:font-weight="normal" officeooo:rsid="00725bb0" style:font-style-asian="normal" style:font-weight-asian="normal" style:font-style-complex="normal" style:font-weight-complex="normal"/>
    </style:style>
    <style:style style:name="T65" style:family="text">
      <style:text-properties fo:font-style="normal" fo:font-weight="normal" officeooo:rsid="007363ea" style:font-style-asian="normal" style:font-weight-asian="normal" style:font-style-complex="normal" style:font-weight-complex="normal"/>
    </style:style>
    <style:style style:name="T66" style:family="text">
      <style:text-properties fo:font-style="normal" fo:font-weight="normal" officeooo:rsid="007458a4" style:font-style-asian="normal" style:font-weight-asian="normal" style:font-style-complex="normal" style:font-weight-complex="normal"/>
    </style:style>
    <style:style style:name="T67" style:family="text">
      <style:text-properties fo:font-style="normal" fo:font-weight="normal" officeooo:rsid="007584c9" style:font-style-asian="normal" style:font-weight-asian="normal" style:font-style-complex="normal" style:font-weight-complex="normal"/>
    </style:style>
    <style:style style:name="T68" style:family="text">
      <style:text-properties fo:font-style="normal" fo:font-weight="normal" officeooo:rsid="00763777" style:font-style-asian="normal" style:font-weight-asian="normal" style:font-style-complex="normal" style:font-weight-complex="normal"/>
    </style:style>
    <style:style style:name="T69" style:family="text">
      <style:text-properties fo:font-style="normal" fo:font-weight="normal" officeooo:rsid="0077f2bf" style:font-style-asian="normal" style:font-weight-asian="normal" style:font-style-complex="normal" style:font-weight-complex="normal"/>
    </style:style>
    <style:style style:name="T70" style:family="text">
      <style:text-properties fo:font-style="normal" fo:font-weight="normal" officeooo:rsid="0079fa37" style:font-style-asian="normal" style:font-weight-asian="normal" style:font-style-complex="normal" style:font-weight-complex="normal"/>
    </style:style>
    <style:style style:name="T71" style:family="text">
      <style:text-properties fo:font-style="normal" fo:font-weight="normal" officeooo:rsid="007be40a" style:font-style-asian="normal" style:font-weight-asian="normal" style:font-style-complex="normal" style:font-weight-complex="normal"/>
    </style:style>
    <style:style style:name="T72" style:family="text">
      <style:text-properties fo:font-style="normal" fo:font-weight="normal" officeooo:rsid="007c6bda" style:font-style-asian="normal" style:font-weight-asian="normal" style:font-style-complex="normal" style:font-weight-complex="normal"/>
    </style:style>
    <style:style style:name="T73" style:family="text">
      <style:text-properties fo:font-style="normal" fo:font-weight="normal" officeooo:rsid="007dea20" style:font-style-asian="normal" style:font-weight-asian="normal" style:font-style-complex="normal" style:font-weight-complex="normal"/>
    </style:style>
    <style:style style:name="T74" style:family="text">
      <style:text-properties fo:font-style="normal" fo:font-weight="normal" officeooo:rsid="007e6b04" style:font-style-asian="normal" style:font-weight-asian="normal" style:font-style-complex="normal" style:font-weight-complex="normal"/>
    </style:style>
    <style:style style:name="T75" style:family="text">
      <style:text-properties fo:font-style="normal" fo:font-weight="normal" officeooo:rsid="007efbc4" style:font-style-asian="normal" style:font-weight-asian="normal" style:font-style-complex="normal" style:font-weight-complex="normal"/>
    </style:style>
    <style:style style:name="T76" style:family="text">
      <style:text-properties fo:font-style="normal" fo:font-weight="normal" officeooo:rsid="007f3e5c" style:font-style-asian="normal" style:font-weight-asian="normal" style:font-style-complex="normal" style:font-weight-complex="normal"/>
    </style:style>
    <style:style style:name="T77" style:family="text">
      <style:text-properties fo:font-style="normal" fo:font-weight="normal" officeooo:rsid="007f8730" style:font-style-asian="normal" style:font-weight-asian="normal" style:font-style-complex="normal" style:font-weight-complex="normal"/>
    </style:style>
    <style:style style:name="T78" style:family="text">
      <style:text-properties fo:font-style="normal" fo:font-weight="normal" officeooo:rsid="00816ef8" style:font-style-asian="normal" style:font-weight-asian="normal" style:font-style-complex="normal" style:font-weight-complex="normal"/>
    </style:style>
    <style:style style:name="T79" style:family="text">
      <style:text-properties fo:font-style="normal" fo:font-weight="normal" officeooo:rsid="0083bd03" style:font-style-asian="normal" style:font-weight-asian="normal" style:font-style-complex="normal" style:font-weight-complex="normal"/>
    </style:style>
    <style:style style:name="T80" style:family="text">
      <style:text-properties fo:font-style="normal" fo:font-weight="normal" officeooo:rsid="008586a2" style:font-style-asian="normal" style:font-weight-asian="normal" style:font-style-complex="normal" style:font-weight-complex="normal"/>
    </style:style>
    <style:style style:name="T81" style:family="text">
      <style:text-properties fo:font-style="normal" fo:font-weight="normal" officeooo:rsid="0087cf88" style:font-style-asian="normal" style:font-weight-asian="normal" style:font-style-complex="normal" style:font-weight-complex="normal"/>
    </style:style>
    <style:style style:name="T82" style:family="text">
      <style:text-properties fo:font-style="normal" fo:font-weight="normal" officeooo:rsid="0088fbd7" style:font-style-asian="normal" style:font-weight-asian="normal" style:font-style-complex="normal" style:font-weight-complex="normal"/>
    </style:style>
    <style:style style:name="T83" style:family="text">
      <style:text-properties fo:font-style="normal" fo:font-weight="normal" officeooo:rsid="0089d422" style:font-style-asian="normal" style:font-weight-asian="normal" style:font-style-complex="normal" style:font-weight-complex="normal"/>
    </style:style>
    <style:style style:name="T84" style:family="text">
      <style:text-properties style:text-position="super 58%" fo:font-style="normal" officeooo:rsid="0011dafa" style:font-style-asian="normal" style:font-style-complex="normal"/>
    </style:style>
    <style:style style:name="T85" style:family="text">
      <style:text-properties style:text-position="super 58%" officeooo:rsid="00142bab"/>
    </style:style>
    <style:style style:name="T86" style:family="text">
      <style:text-properties officeooo:rsid="0012af00"/>
    </style:style>
    <style:style style:name="T87" style:family="text">
      <style:text-properties officeooo:rsid="0012ba6a"/>
    </style:style>
    <style:style style:name="T88" style:family="text">
      <style:text-properties officeooo:rsid="0013623e"/>
    </style:style>
    <style:style style:name="T89" style:family="text">
      <style:text-properties officeooo:rsid="00142bab"/>
    </style:style>
    <style:style style:name="T90" style:family="text">
      <style:text-properties officeooo:rsid="0015719e"/>
    </style:style>
    <style:style style:name="T91" style:family="text">
      <style:text-properties officeooo:rsid="00175ccd"/>
    </style:style>
    <style:style style:name="T92" style:family="text">
      <style:text-properties officeooo:rsid="0019a40b"/>
    </style:style>
    <style:style style:name="T93" style:family="text">
      <style:text-properties officeooo:rsid="00339f1f"/>
    </style:style>
    <style:style style:name="T94" style:family="text">
      <style:text-properties officeooo:rsid="0033c164"/>
    </style:style>
    <style:style style:name="T95" style:family="text">
      <style:text-properties officeooo:rsid="0034880f"/>
    </style:style>
    <style:style style:name="T96" style:family="text">
      <style:text-properties officeooo:rsid="00366867"/>
    </style:style>
    <style:style style:name="T97" style:family="text">
      <style:text-properties officeooo:rsid="0036ac5a"/>
    </style:style>
    <style:style style:name="T98" style:family="text">
      <style:text-properties officeooo:rsid="003899b3"/>
    </style:style>
    <style:style style:name="T99" style:family="text">
      <style:text-properties officeooo:rsid="0038c740"/>
    </style:style>
    <style:style style:name="T100" style:family="text">
      <style:text-properties officeooo:rsid="003a0272"/>
    </style:style>
    <style:style style:name="T101" style:family="text">
      <style:text-properties officeooo:rsid="003e56d9"/>
    </style:style>
    <style:style style:name="T102" style:family="text">
      <style:text-properties officeooo:rsid="003f75bd"/>
    </style:style>
    <style:style style:name="T103" style:family="text">
      <style:text-properties officeooo:rsid="0040cae0"/>
    </style:style>
    <style:style style:name="T104" style:family="text">
      <style:text-properties officeooo:rsid="0041952f"/>
    </style:style>
    <style:style style:name="T105" style:family="text">
      <style:text-properties officeooo:rsid="004333ce"/>
    </style:style>
    <style:style style:name="T106" style:family="text">
      <style:text-properties officeooo:rsid="0044e5f4"/>
    </style:style>
    <style:style style:name="T107" style:family="text">
      <style:text-properties officeooo:rsid="0046010b"/>
    </style:style>
    <style:style style:name="T108" style:family="text">
      <style:text-properties officeooo:rsid="004a4b89"/>
    </style:style>
    <style:style style:name="T109" style:family="text">
      <style:text-properties officeooo:rsid="004f8cee"/>
    </style:style>
    <style:style style:name="T110" style:family="text">
      <style:text-properties officeooo:rsid="00502457"/>
    </style:style>
    <style:style style:name="T111" style:family="text">
      <style:text-properties officeooo:rsid="00520b96"/>
    </style:style>
    <style:style style:name="T112" style:family="text">
      <style:text-properties officeooo:rsid="00527dfd"/>
    </style:style>
    <style:style style:name="T113" style:family="text">
      <style:text-properties officeooo:rsid="0053e787"/>
    </style:style>
    <style:style style:name="T114" style:family="text">
      <style:text-properties officeooo:rsid="00547af9"/>
    </style:style>
    <style:style style:name="T115" style:family="text">
      <style:text-properties officeooo:rsid="0061b230"/>
    </style:style>
    <style:style style:name="T116" style:family="text">
      <style:text-properties officeooo:rsid="00628614"/>
    </style:style>
    <style:style style:name="T117" style:family="text">
      <style:text-properties officeooo:rsid="00633eea"/>
    </style:style>
    <style:style style:name="T118" style:family="text">
      <style:text-properties officeooo:rsid="0063a2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For the fifth day, in a row, I was on car detail. The fifth day. Typically the managers only put the new guy there for consecutive days, operating under the simple assumption that there is a certain level of deserved hatred that comes with being the new guy and day after day <text:span text:style-name="T87">detailing </text:span>is a fitting punishment. For being the new guy. But I was not the new guy. I had been there for multiple weeks, actually going on two months, <text:s/>and there were about twenty other kids much newer than I was. Punks on summer vacation from high school. The detail building during the summer was sticky, hot, and constantly jam packed with cars. That day was the day I decided that I couldn't take it anymore. Life at the Magi-Wash simply wasn't living up to expectations and I had to do something before I did something hasty.</text:p>
      <text:p text:style-name="P1"><text:tab/><text:span text:style-name="T1">I had this friend that use to keep remotely sane. Vincent Ross. We'd grown up together in the heart of the Empire State. Went to the same school, dated from the same pool of girls, and had aspirations to get out and run as far as possible once we left. For Vince, the running away and the having a better life always seemed tangible. He only had to reach out and grab it. For me, well, with enough coaxing and enough lying on my ass the dream began to lose its fervor, until eventually I had reconciled with the fact that I might never leave. I attended a program briefly after school to go into sports medicine and as soon as I finished, I sat back and waited on a call from the Bills. I'm still waiting to this day. Vincent went to Stanford and looked like he was going to do big things. It was almost like, going to a school like that, you didn't have much of a choice. He talked about starting companies, moving away, having a family. When we were together I could dream that big for terse intervals. I'd lead him on his dizzying rants fancying and hoping that were his trademark for as long as he wanted. But when it came time to head out for the Wash in the morning, the dreaming ceased and the praying began, just to avoid another day in the hot summer sun.</text:span></text:p>
      <text:p text:style-name="P1"><text:tab/><text:span text:style-name="T2">Then, one break, Vicent came home with exciting news. He actually was starting some company or other, an idea that we had once talked about, and he was dropping out to start it. I almost vomitted at the audacity of it all. To spit in the face of an education that attached the world to your </text:span><text:soft-page-break/><text:span text:style-name="T2">palm in the naïve hope of doing something cool in the moment. Something entirely insecure and uncertain. And then, to my amazement, he asked if I wanted to go with him. He painted one of his shimmering pictures of two entrepreneurs, me and him, fighting all the odds, building profit from the dirt, and making the world in our image. Had he caught me at one of those times, fireside, when I could still dream with him, and hope like he did, maybe I would have gone. The stories I'd have to tell would be so much different than those I have now. But I respectfully declined.</text:span></text:p>
      <text:p text:style-name="P1"><text:tab/>“<text:span text:style-name="T2">The Bills will call any day now,</text:span>” <text:span text:style-name="T2">I remember saying, trying to soften the rejection. Vincent could hold on to a facade of inner peace longer than anyone I knew, and that's what he did then. After his good friend, maybe his best friend had taken the hope, the ethereal dream stuff that he had labored into existence, and threw it back. Still, I could <text:s/>feel the frustration and anger seeping off of him. Or I thought I did. Maybe I hoped I did. Since becoming so numb to any real emotion, since I lacked practically any real desire for anything, I think I may have wanted to inspire passions and pains in others. It was a poor surrogate for feeling anything myself, but other people were all about, and I made due.</text:span></text:p>
      <text:p text:style-name="P12"/>
      <text:p text:style-name="P1"/>
      <text:p text:style-name="P2"><text:tab/><text:span text:style-name="T3">Vincent left a week later for the city. I didn't see him again. Not that he hadn't tried to get together beforehand. He called asking if he could come over one night while I was laying in bed, watching two college football teams I couldn't care less about struggle to score points on one another. I told him there was a family emergency. He hoped everything was alright and he hoped that I would change my mind. If I ever decided to show up at his new office space in the city, I was welcome. I thanked him kindly for that.</text:span></text:p>
      <text:p text:style-name="P13"/>
      <text:p text:style-name="P2"/>
      <text:p text:style-name="P2"><text:soft-page-break/><text:tab/><text:span text:style-name="T3">Everyone thinks that all little girls dream of perfect boys that will come and sweep them off their feet and wisk them away to lives of endless sunshine and happiness and other junk. What people don't know is that the same occurrence happens in many boys too. For lack of a better term I'll characterize them as </text:span><text:span text:style-name="T4">the good ones</text:span><text:span text:style-name="T15">. These guys want the perfect girl that is waiting just for them that will fulfill everything they could ever desire of a companion. Truth is, you live long enough, and your expectations change. You learn the truth that a single perfect someone waiting for you off in imaginary land doesn't exist. You accept that there are several million women who could be the one, it's just up to you to confer that designation upon them. It's much less romantic than the other ideal, and so, deep down somewhere, we hold on to the old thinking.</text:span></text:p>
      <text:p text:style-name="P11"><text:tab/>The shittiest part is though, it's easy to think people are perfect at first glance. When you know next to nothing about an individual except for what you've made up in your head, that is the single moment in which someone can actually be perfect. But getting to know people is the part that breaks down the illusions and we realize that the people we realize are no different than we are, being totally and completely as shitty as ourselves. Such is the rough reality of romance.</text:p>
      <text:p text:style-name="P2"><text:span text:style-name="T15"><text:tab/></text:span><text:span text:style-name="T16">And for me, romance had never worked. There had been some things back in high school that occurred last with sporadic length and flickering strength. The first and only kiss I ever had had happened in High School and I could only remember it as thoroughly disappointing. Which lead me to a conclusion that I took with impossible force into my 21</text:span><text:span text:style-name="T84">st</text:span><text:span text:style-name="T16"> year: there was something more than love and passion out there in the great big world. Talks with Vincent had steered my worldview down a path that looked something dangerously like </text:span><text:span text:style-name="T17">nihilism I think, and so maybe everything was just a sham and by extension romance. But I think that a rejection of love took the forefront because I was so desperate to be proved wrong.</text:span></text:p>
      <text:p text:style-name="P13"/>
      <text:p text:style-name="P2"><text:tab/><text:span text:style-name="T86">What does the perfect girl look like? Who is she, what does she do, what does she like, what does she look like? Well I will contend that there is only one perfect girl in the whole of existence and </text:span><text:soft-page-break/><text:span text:style-name="T86">that girl is Kendall Acuna.</text:span></text:p>
      <text:p text:style-name="P13"/>
      <text:p text:style-name="P2"><text:tab/><text:span text:style-name="T86">The day you meet someone like that is remarkable. You write it down, you tell other people about it, you don't forget it. Ever.</text:span></text:p>
      <text:p text:style-name="P2"><text:tab/><text:span text:style-name="T86">She drove a white Range Rover. You drive a car like that in the outskirts of Buffalo and the first thing that comes to mind is money, followed closely by superstar athlete. Of the Range Rovers that any one person might see in WNY in any given year, an overwhelming percentage of those will be owned by professional athletes. Non athletes that owned vehicles like that lived, most likely, in a handful of neighborhoods. East Aurora, Orchard Park, a certain part of the city, and West Soleil.</text:span></text:p>
      <text:p text:style-name="P2"><text:tab/><text:span text:style-name="T87">Luckily, on that fateful day, I was outside washing cars instead of vacuuming car mats. The Range Rover pulled over to my station and I half expected the starting quarterback of the Bills to roll down the window and hand me my tip. Instead, it was a girl, half hidden behind Louis Vuitton shades and dressed in white polo shirt that was part of a uniform. She tossed forty dollars out the window and then rolled it back up again. </text:span></text:p>
      <text:p text:style-name="P2"><text:tab/><text:span text:style-name="T88">I couldn't put my finger on it then and I can't put my finger on it now, but I was hooked instantly. Seeing pretty girls and obsessing over them for the ensuing hour was a habit of mine at the time. The closest I got to ever talking to one of them. But this, I simply had to know something about her, even her name would be a piece of her large enough for me to hold onto for the time being. If I didn't have something I wasn't going to make it through the day. I knocked on the glass three times.</text:span></text:p>
      <text:p text:style-name="P2"><text:tab/><text:span text:style-name="T89">The window rolled down about a quarter of the way. “What do you want?” she responded. Kendall had this voice that was absolutely the only voice she could ever have, because it simply made sense the first time you heard it. You couldn't possibly know what i'm talking about unless you heard the voice, but trust me.</text:span></text:p>
      <text:p text:style-name="P2"><text:tab/>“<text:span text:style-name="T89">What's your name?</text:span>”</text:p>
      <text:p text:style-name="P2"><text:tab/>“<text:span text:style-name="T89">Why do you need to know?</text:span>” <text:span text:style-name="T89">I was washing cars with this kid named George that day. He had </text:span><text:soft-page-break/><text:span text:style-name="T89">an extremely pimply face, he was quite jealous, and he smelled like three month old sausages. Oddly specific I know. He was beginning to get angry with my small talk even though it had only lasted three sentences.</text:span></text:p>
      <text:p text:style-name="P2"><text:tab/><text:span text:style-name="T89">I lied as convincingly as I could manage. </text:span>“<text:span text:style-name="T89">Um, well, you're the days 500</text:span><text:span text:style-name="T85">th</text:span><text:span text:style-name="T89"> customer, you get a free wash. I just need your name so I can write it down for everyone whenever you come in again.” She knew I was lying instantly, I could tell by the way she smiled. But at least she was amused.</text:span></text:p>
      <text:p text:style-name="P2"><text:tab/>“<text:span text:style-name="T89">Kendall Acuna.</text:span>” <text:span text:style-name="T89">And then she left, without another word. I hadn't finished my side of the car.</text:span></text:p>
      <text:p text:style-name="P13"/>
      <text:p text:style-name="P2"/>
      <text:p text:style-name="P2"><text:tab/><text:span text:style-name="T90">My first encounter with Kendall Acuna left me paralyzed. I didn't show up for my shift at the Wash for three days. I left my bed rarely, and ate even less. I just couldn't stop thinking about this idea, the grand concept that Kendall Acuna embodied. And that's exactly what I insist she is. Kendall Acuna is not a girl, not <text:s/>a person. At least not just after you've met her for the first time. She's an ideal, a star gleaming and burning far out of reach.</text:span></text:p>
      <text:p text:style-name="P2"><text:tab/><text:span text:style-name="T90">My parents grew worried quickly. Partially because I left bed just about as much as someone who was near terminally ill, and partially because I hadn't worked in over a week. On the sunday morning that began the third week of my Kendall induced coma, my mother's footsteps bounded loudly off the hard wood as she headed towards my room. She threw open the door. At first her face was apologetic, sad even, but then she saw me, arms folded behind my head while I lounged relaxedly on my bed in my underwear, and the empathy turned quickly to disdain.</text:span></text:p>
      <text:p text:style-name="P2"><text:tab/>“<text:span text:style-name="T91">Ford Colonel Jackson, I better not be seeing what I feel like I'm seeing right now.</text:span>”</text:p>
      <text:p text:style-name="P2"><text:tab/>“<text:span text:style-name="T91">What? My boxers?</text:span>” <text:span text:style-name="T91">I said, like an idiot. Her eyes squeezed shut until they were sharp, narrow slits.</text:span></text:p>
      <text:p text:style-name="P2"><text:tab/>“<text:span text:style-name="T91">Why the hell haven't you been going to work? For a while I assumed that you were sick, but after missing two weeks of work, I thought the only possible explanation was that you were dead or </text:span><text:soft-page-break/><text:span text:style-name="T91">nearly there.</text:span>” <text:span text:style-name="T91">My mother felt very strongly about everyone's responsibility to work. I didn't share the sentiment. I never had really. She called it laziness, my father and I called it not being totally and completely <text:s/>out of our minds. When it was just the two of us, of course.</text:span></text:p>
      <text:p text:style-name="P2"><text:tab/>“<text:span text:style-name="T91">Nope,</text:span>” <text:span text:style-name="T91">I managed to squeak, “I'm feeling fine.” There's was no way to tell if that made things better or worse but she did leave. Truth be told, even though I wasn't actually ill, I was hardly in a condition to work. It was better for everyone and the cleanliness of the Wash's customers' vehicles that I had stayed home.</text:span></text:p>
      <text:p text:style-name="P2"><text:tab/><text:span text:style-name="T91">When I finally mustered up the strength to venture downstairs, I creeped as gently as I could down the steps. I promise you that I didn't make the slightest noise. Halfway down my mother yelled, “Get your ass down here Ford. Your breakfast is on the table. I've also put the newspaper out for you as well. You were fired during your little stint in Lalaland, so you'll be spending the upcoming week getting a job.”</text:span></text:p>
      <text:p text:style-name="P2"><text:tab/>“<text:span text:style-name="T91">Fuck,</text:span>” <text:span text:style-name="T91">I muttered under my breath. When I sat down the eggs and bacon on my plate were cold, and my coffee was old. Sure, my mother could have heated up the eggs and made another pot, but I figured I had better not push my look. Between bites of bacon and its congealed fat, I flipped lazily through the classifieds, thinking the entire time, “who the hell reads the classifieds anymore?” But then, a genius idea came to me.</text:span></text:p>
      <text:p text:style-name="P2"><text:tab/>“<text:span text:style-name="T91">Mother?</text:span>” <text:span text:style-name="T91">I asked sweetly. I always called her mother when I was trying to be nice, well, really when I was about to ask for a favor, but still, it was pretty weird.</text:span></text:p>
      <text:p text:style-name="P2"><text:tab/>“<text:span text:style-name="T91">What.</text:span>”</text:p>
      <text:p text:style-name="P2"><text:tab/>“<text:span text:style-name="T91">Do you know of any fine establishements where the employees might happen to wear white polos? As a uniform perhaps?</text:span>”</text:p>
      <text:p text:style-name="P2"><text:tab/><text:span text:style-name="T91">She sighed, disgusted. “Why Ford?”</text:span></text:p>
      <text:p text:style-name="P2"><text:tab/>“<text:span text:style-name="T91">Just wondering.</text:span>” <text:span text:style-name="T91">I lied. “I was just thinking, if I've got to get a new job, it better be with a good uniform. Always hated the red Wash t-shirts. And I do look quite handsome in white.” My mother </text:span><text:soft-page-break/><text:span text:style-name="T91">did not respond.</text:span></text:p>
      <text:p text:style-name="P2">---------------------------------------------------------------------------------------------------------</text:p>
      <text:p text:style-name="P2"><text:tab/><text:span text:style-name="T92">I scheduled three separate interviews, all at places with strict white polo uniform policies. It was odd, but I didn't actually have a plan for the event that one of these places actually employed Kendall Acuna. What if I found out that she worked at one place but they didn't offer me a job. Did I continue this fanatical, fairly stalkerish trend I was on? Did I cut my losses? Rather than think about these potentially significant details I went forth blindly, disingenuinely smiling my way past managers and employees until I finally found the place. Garnet and Powers Clothing Co. in the mall. It was one of those clothing stores that you could find without actually knowing where it was as long as you had some knowledge of the cologne and perfume catalogue. Garnet and Powers could be smelled easily from fifty feet away, and I dare say one might smell it from one hundred with a fairly well-endowed set of nostrils.</text:span></text:p>
      <text:p text:style-name="P2"><text:tab/><text:span text:style-name="T92">And she was right there as soon as I walked in. She wasn't really doing anything, she was kind of leaning on the counter while the girl next to her, Rachel going by the nametag, handled the long line of customers. Somehow, having found where she worked felt like a much larger accomplishment than it actually was, as though I had discovered the Ark of the Covenant or the WMD's. Adding to the generally euphoric feeling I suddenly had going, which might've actually been me getting closer and closer to passing out from the overwhelming amount of scent in the confined, and not particularly well ventilated space, was the fact that the manager needed more help. Badly. He didn't even ask me about my availability or prior qualifications, not that I have any clue what qualifies one to work in a retail clothing chain like Garnet and Powers. He just sort of stroked his bleach blonde and thoroughly gelled hair and handed me the requisite paperwork. “You start tomorrow,” he barely muttered before walking away to the back room and leaving me at the store's entrance.</text:span></text:p>
      <text:p text:style-name="P2"><text:tab/><text:span text:style-name="T92">Just as I was leaving, Kendall walked through the security sensors with all of her things. She didn't notice me. I tried, as non-chalantly as I could manage to both head back to my car in the parking </text:span><text:soft-page-break/><text:span text:style-name="T92">lot and follow her for as long as I could. After about thirty seconds she stopped. </text:span><text:span text:style-name="T5">Shit, </text:span><text:span text:style-name="T18">I thought to myself.</text:span></text:p>
      <text:p text:style-name="P14"><text:tab/>“Honestly?” she said as she turned around and pulled off her sunglasses. Her eyes, which I was seeing for the first time, were pale green. I had a weakness for green eyes. As she saw my face, her's twisted up, half-remembering something. “You work at the Wash don't you. You're that boy. The creepy one.”</text:p>
      <text:p text:style-name="P2"><text:span text:style-name="T18"><text:tab/></text:span><text:span text:style-name="T5">Ouch. </text:span><text:span text:style-name="T18">“Um, no.”</text:span></text:p>
      <text:p text:style-name="P14"><text:tab/>“Are you serious? I totally remember you. I remember that stupid, clueless look you have on your face right now.” I was too terrified to care about the insult.</text:p>
      <text:p text:style-name="P14"><text:tab/>“Well, I used to work there. I just got a new job. Garnet and Powers actually.”</text:p>
      <text:p text:style-name="P14"><text:tab/>Now she started to look nervous. “Are you stalking me?” She was perceptive.</text:p>
      <text:p text:style-name="P14"><text:tab/>“No, uh, what're you talking about.”</text:p>
      <text:p text:style-name="P14"><text:tab/>She edged a bit closer to me. The sunglasses in her hand were now pointed, accusatorily in my direction. Passersby were starting to stare. “As though you don't know...”</text:p>
      <text:p text:style-name="P2"><text:span text:style-name="T18"><text:tab/>My palms were sweaty. Generally only two things give me sweaty palms: visits to the dentist, </text:span><text:span text:style-name="T19">and standing on incredibly tall things. The commonality: for a second I feel like my death is iminent. Kendall Acuna and her searing glare were now on the list as well, perhaps at the forefront.</text:span></text:p>
      <text:p text:style-name="P15"><text:tab/>“Wha- what?”</text:p>
      <text:p text:style-name="P15"><text:tab/>She advanced, until her sunglasses were poking me, not too gently, in the chest. She kept jabbing them directly into my sternum like she was hoping she would eventually burrow through. “Ow,” I muttered under my breath with each poke. She grinned briefly, but hid it just as quickly as it had come. She kept it up.</text:p>
      <text:p text:style-name="P15"><text:tab/>“I work at Garnet and Powers. But, of course, you already knew that. Because you are stalking me.”</text:p>
      <text:p text:style-name="P2"><text:span text:style-name="T19"><text:tab/>I put on my most incredulous face. “What? No? That's crazy. Absurd even. If anything, I might </text:span><text:soft-page-break/><text:span text:style-name="T19">even ask what you're doing here. Maybe you're the one stalking me. I mean, the story's believeable enough, you see a handsome guy like myself, you never ask for his name, and so you hunt him down. Eventually you meet up at the mall, and to cover your dirty little trail, you accuse him of exactly the thing you're doing.”</text:span></text:p>
      <text:p text:style-name="P15"><text:tab/>“Wait, I feel like you're mixing things up. You've described exactly what you're doing.”</text:p>
      <text:p text:style-name="P2"><text:span text:style-name="T19"><text:tab/></text:span><text:span text:style-name="T20">Things had gone south much more quickly than I originally anticipated they might. </text:span><text:span text:style-name="T19">I needed a way out. I threw the paperwork on the floor and booked it in the opposite direction. Once I made it to my car I sat there for a while. At least I had managed to settle two things. Kendall Acuna's position firmly on the outside of my life had been solidified. And I was still in dire need of a job.</text:span></text:p>
      <text:p text:style-name="P15"><text:tab/>-</text:p>
      <text:p text:style-name="P2"><text:span text:style-name="T19"><text:tab/></text:span><text:span text:style-name="T21">The next morning I awoke to the strange scent of a cooking breakfast. I was the only one home and ever since the incident, what I had taken to calling what had happened, she made sure to as little as possible for me. So that I could appreciate the things that I had going for me. Her words, not mine. </text:span></text:p>
      <text:p text:style-name="P2"><text:span text:style-name="T21"><text:tab/>I crept down the steps like a mouse approaching cheese in a mousetrap. Everything seemed about the situation seemed too good, and I was half aware that I was headed directly into some sort of sinister snare. </text:span><text:span text:style-name="T33">B</text:span><text:span text:style-name="T21">ut </text:span><text:span text:style-name="T33">sometimes</text:span><text:span text:style-name="T21"> the alure of the cheese </text:span><text:span text:style-name="T33">i</text:span><text:span text:style-name="T21">s enough to die for.</text:span></text:p>
      <text:p text:style-name="P16"><text:tab/>When I entered the kitchen a table setting had already been made for me. “Ah, good morning young man. I was just about to wake you, before you were late.” She ladeled a large helping of eggs and sausage onto my plate. With shaky hands I poured myself a glass <text:s/>of orange juice from the jug sitting on the table.</text:p>
      <text:p text:style-name="P16"><text:tab/>“Late for what exactly?”</text:p>
      <text:p text:style-name="P16"><text:tab/>“Oh were you trying to keep it a secret from me? How sweet,” she leaned down and kissed me on the cheek. “Anyhow, you can give up the little act. Garnet and Powers, that cute little clothing shop in the mall? Well, they called this morning. They need you in by ten.” She glanced at her watch. “You've got an hour mister so you'd better hurry up.”</text:p>
      <text:p text:style-name="P2"><text:soft-page-break/><text:span text:style-name="T21"><text:tab/></text:span><text:span text:style-name="T6">Fuck.</text:span><text:span text:style-name="T21"> I had forgotten about that. I'd pretty much assumed Kendall would make sure to have my candidacy thrown out the door after the day before. But even if that isn't what she did, and there was no way I could be sure that she hadn't at least tried, I didn't have the paperwork. The only thing worse than enduring Kendall's scathing looks for the forseeable future, would be to let my mother down now that she had built herself back up. In twenty four hours I had been placed on a staggering pedestal. The fall would be fatal.</text:span></text:p>
      <text:p text:style-name="P16"><text:tab/>-</text:p>
      <text:p text:style-name="P16"><text:tab/>When I arrived, two minutes early, Kendall was standing just beyond the security sensors with a folded polo and a stack of papers. I walked up to her nervously.</text:p>
      <text:p text:style-name="P16"><text:tab/>“Hey K-”</text:p>
      <text:p text:style-name="P2"><text:span text:style-name="T21"><text:tab/>“-here ya go perv.” She shoved the items into my chest. “I'll be training you today. I'm sure you're thrilled about that. I'm not. I tried to have you fired. I was only shot down on the </text:span><text:span text:style-name="T22">basis</text:span><text:span text:style-name="T21"> that, technically, you didn't work here yet. Don't get used to it though, I'll give it a week before you slip up and I have you packing your bags.”</text:span></text:p>
      <text:p text:style-name="P17">-</text:p>
      <text:p text:style-name="P3"><text:span text:style-name="T21"><text:tab/></text:span><text:span text:style-name="T23">I stayed at home for three days after that. I had too much on my mind. Sometimes, if you see someone beautiful enough, they'll have that effect on you. Seeing them forces you to reassess your position in the world, what you're doing with yourself. That sort of thing.</text:span></text:p>
      <text:p text:style-name="P3"><text:span text:style-name="T23"><text:tab/></text:span><text:span text:style-name="T24">From then on when I went back in to work, it was only on the wish that she'd show up again. Two months passed and she was nowhere to be seen. As the weather grew colder and the snow began piling up, fewer and fewer people needed their cars cleaned, and the chances of a Kendall Acuna sighting grew more and more slim.</text:span></text:p>
      <text:p text:style-name="P3"><text:span text:style-name="T24"><text:tab/>When I wasn't working, I was trying my hardest to switch things up. It helped a bit. By the start of December I swore that she was nearly to the point of being one of those ideas you can forget for ages, so long as nothing happens to bring it to the forefront of your mind. I'd taken to going to </text:span><text:soft-page-break/><text:span text:style-name="T24">bookstores. I'd accumulated quite a library and I was slowly becoming a regular at the cafe inside where you could sit and read your latest purchases. Something about that, the aroma of coffee and the crisp sent of new pages, unread. They're the perfect match. One feeds directly into the other. You can get lost in a cafe like that.</text:span></text:p>
      <text:p text:style-name="P3"><text:span text:style-name="T24"><text:tab/>One particular day in December, two days before christmas, which also just so happened to be two days before my birthday, I picked up a copy of A Portrait of Dorian Grey. Vincent used to recommend it to me all the time. I was certain that I'd hate it. But something about the style, at once indulgent and sincere, caught me up. I was reading for hours. One of the baristas actually had to come over to me to tell me that they were closing up. I threw my things together nervously, embarassed, and I saw her leaving just as I was, book and coffee in hand. </text:span><text:span text:style-name="T7">What did I say?</text:span><text:span text:style-name="T24"> She was walking out just in front of me, and I was contemplating the coolest thing to say, until I tripped on the seam between the carpeting and the ceramic floor, and spilled the coffee all over my new book and my clothes. </text:span></text:p>
      <text:p text:style-name="P18"><text:tab/>She turned around and went to lean to help me out, but I kept her at bay with my hand. “Don't sweat it. I've got it.”</text:p>
      <text:p text:style-name="P18"><text:tab/>I was surprised but she did recognize me. “The Wash, I, I know you.” The whole thing was playing out sickeningly close to the contents of <text:s/>a cookie cutter rom-com.</text:p>
      <text:p text:style-name="P18"><text:tab/>“Hm,” I faked, “I'm trying to place you but-oh, wait, I remember now, something with a K-”</text:p>
      <text:p text:style-name="P19"><text:tab/>“Kendall.” She said in this cinnamony voice, caustic and sweet at once. She knew I was totally lying. I half wanted her to. I didn't care if she had guessed that I had been waiting for some ridiculous moment like this to happen for the past two months. </text:p>
      <text:p text:style-name="P4"><text:span text:style-name="T24"><text:tab/>“</text:span><text:span text:style-name="T25">Well I'm Ford,” I said, and we shook hands. </text:span></text:p>
      <text:p text:style-name="P20"><text:tab/>With that Kendall was firmly in the forefront of my mind, as far from being forgotten as things get.</text:p>
      <text:p text:style-name="P5"><text:span text:style-name="T25"><text:tab/></text:span><text:span text:style-name="T26">At that point I think she was sort of done with the conversation. I wasn't, but she was already walking away before I could think of anything to say. I kept a bit of a distance and followed just behind </text:span><text:soft-page-break/><text:span text:style-name="T26">her again, almost savoring my nearness to her. I feel like that sounds absolutely terrifying. I wasn't slowly becoming a stalker with my mind set on following her wherever she went. Kendall was, for the moment, one of those few enchanted things in my life. Actually knowing who she was posed the threat of ripping that fleeting and fragile classification away from her. <text:s/>I was stuck on the edge of wanting to know and wanting to stay exactly on the fringes.</text:span></text:p>
      <text:p text:style-name="P21"><text:tab/>A handful of unbearably regular days passed before I saw her again. It happened back in the lovely little bookstore cafe once again, except she approached me this time. Instead of trying to get my mind off her, I had come that day with just the hope that she might show up. I'd given up trying to read the copy of Dorian Grey that I had destroyed. When I noticed her coming towards me, I feverishly scrambled for something to do, so that I looked busy. As per usual, I took out my phone. She arrived at my table with book in hand. She slid the slender novel across the coffee table and sat down.</text:p>
      <text:p text:style-name="P6"><text:span text:style-name="T26"><text:tab/>“I thought you could use a copy.” </text:span><text:span text:style-name="T27">It was a well worn replacement for the Oscar Wilde novel I recently retired.</text:span></text:p>
      <text:p text:style-name="P22"><text:tab/>“Thanks. Looks like you read it a lot.”</text:p>
      <text:p text:style-name="P6"><text:span text:style-name="T27"><text:tab/>“Eh, twice a year. It's one of my favorites.” I imagined for a second what Vincent would do in this situation. He always had a way with girls. Something about him, they always just seemed to gravitate to him. </text:span><text:span text:style-name="T8">Like flies to garbage,</text:span><text:span text:style-name="T27"> I used to say. Vincent was a big Oscar Wilde fan. He'd be a few sentences in to talking about some rhetorical device before she was eating out of his hand. I changed the subject.</text:span></text:p>
      <text:p text:style-name="P22"><text:tab/>“What brings you back here?” I said, sipping from my coffee that had been cold for quite some time.</text:p>
      <text:p text:style-name="P7"><text:span text:style-name="T27"><text:tab/>“Well, actually, I was hoping that I'd see you here. </text:span><text:span text:style-name="T28">To give you the book, and, to ask you a question.</text:span><text:span text:style-name="T27">”</text:span></text:p>
      <text:p text:style-name="P7"><text:span text:style-name="T27"><text:tab/></text:span><text:span text:style-name="T28">I almost choked. </text:span><text:span text:style-name="T9">She was looking for me?</text:span><text:span text:style-name="T28"> “Oh really?” I said clearing my throat, “and what's that?”</text:span></text:p>
      <text:p text:style-name="P8"><text:soft-page-break/><text:span text:style-name="T28"><text:tab/></text:span><text:span text:style-name="T29">She paused for a moment, like she didn't want to say what she was going to say, and then she blurted out, </text:span><text:span text:style-name="T28">“</text:span><text:span text:style-name="T29">What should I do with my life?</text:span><text:span text:style-name="T28">” </text:span><text:span text:style-name="T29">Amidst stifled chuckles she leaned back in her seat after she said it.</text:span></text:p>
      <text:p text:style-name="P23"><text:tab/>What did she expect me to say? How was I supposed to know? “I mean, well, that's kind of an odd thing to ask someone you hardly know. How am I supposed to answer that?”</text:p>
      <text:p text:style-name="P23"><text:tab/>“That's just it.” She leaned forward again, and started to whisper. “I needed to hear it from someone that knows nothing about me. Because I don't fucking know. It's driving me crazy.” Her hand slid across the table and gestured to my coffee. “What did you get?” Fall brought two things in western new york, golden leaves on the ground, and pumpkin spice lattes. </text:p>
      <text:p text:style-name="P23"><text:tab/>“Pumpkin Spice. It's not very good now though. Cold.”</text:p>
      <text:p text:style-name="P23"><text:tab/>“Eh,” she mumbled, grabbing the paper cup, “pretty sure I hate pumpkin spice.” The words were barely out before she took <text:s/>a small sip. “Yep. Hate it.” My mouth hung open as I thought about how wonderfully strange my day was becoming. I could feel how ridiculous I looked, but I couldn't bring myself to care.</text:p>
      <text:p text:style-name="P23"><text:tab/>“Well, I promise they're much better hot,” I joked.</text:p>
      <text:p text:style-name="P23"><text:tab/>Kendall frowned at the orange tinged beverage. “Doubtful.” The conversation suddenly stopped. I got the feeling that it was just me thinking of things to say to get it back on track. Kendall seemed to be taking in the and admiring the train wreck.</text:p>
      <text:p text:style-name="P23"><text:tab/>“But that brings me back to my question. I was thinking about the most entirely random person I could possibly ask about potentially the most important question in anyone's life, and you came to the forefront. Believe me, you beat out plenty of perfectly random individuals that I'm sure would be more than willing to help me out. So please, what do you have to say?”</text:p>
      <text:p text:style-name="P23"><text:tab/>“I don't know. Something you love.”</text:p>
      <text:p text:style-name="P9"><text:span text:style-name="T29"><text:tab/>“Yuck. I hate that response, more than any of them. I'd probably prefer it if you told me to become a doctor because people are always sick. At least that's pragmatic. Do what you love? How the </text:span><text:soft-page-break/><text:span text:style-name="T29">hell am I supposed to have a fucking clue what that is? Who the fuck can honestly say what they love? Everyone just throws that word around but nobody really understands it. </text:span><text:span text:style-name="T30">I don't even understand it. I just know that neither does anybody else.</text:span><text:span text:style-name="T29">”</text:span></text:p>
      <text:p text:style-name="P9"><text:span text:style-name="T29"><text:tab/>“</text:span><text:span text:style-name="T31">True.</text:span><text:span text:style-name="T29">” </text:span><text:span text:style-name="T31">I was out before I had thought about it. A Freudian slip.</text:span></text:p>
      <text:p text:style-name="P24"><text:tab/>“Ah, so you agree! Most people don't.” Her present giddiness had her twittling her fingers maniacally. Think a James Bond villain when Bond has been most certainly defeated. “My parents think that kind of talk is: 'terribly pessimistic',” she said, putting the last part in a highly affected British <text:s/>accent.</text:p>
      <text:p text:style-name="P10"><text:span text:style-name="T31"><text:tab/>“Well it is.” I responded more seriously than I wanted to. “I mean, it totally is right? If nobody knows what they love, then what are all those people that are so happy with their lives, what are they doing?” </text:span><text:span text:style-name="T32">A fiendish smile hinted that she had been waiting for me to ask precisely that.</text:span></text:p>
      <text:p text:style-name="P25"><text:tab/>“Loving what they do. Subtle difference there. We make ourselves enjoy things. Not the other way around.”</text:p>
      <text:p text:style-name="P25"><text:tab/>“So, then there's your answer. You ought to just do whatever then. Doesn't matter right? I mean, there's no point to even asking the question.”</text:p>
      <text:p text:style-name="P25"><text:tab/>Kendall didn't move, but became perceptibly distant almost instantly.</text:p>
      <text:p text:style-name="P25"><text:tab/>“What?”</text:p>
      <text:p text:style-name="P25"><text:tab/>“I feel like I've upset you,” she muttered, with the lips scrunched up and out in front of her face in a pout. “I didn't mean it. I swear.” There was something almost painfully cute about the face she was making just then. All at once I wanted her to stop immediately and to sit just as she was, forever.</text:p>
      <text:p text:style-name="P25"><text:tab/>“Didn't mean what? I'm not upset. I just, well, it's hard to stomach.”</text:p>
      <text:p text:style-name="P25"><text:tab/>“Unstomachable, perhaps?”</text:p>
      <text:p text:style-name="P25"><text:tab/>I couldn't help but smile. “Perhaps.”</text:p>
      <text:p text:style-name="P10"><text:span text:style-name="T32"><text:tab/>“Who are you Ford?” That was the simplest question of the day and I couldn't answer it. Even less so than the original question. I could tell her what she knew: that I was a college age kid working </text:span><text:soft-page-break/><text:span text:style-name="T32">at a Car Wash because I had no idea what the hell else to do. I could make something up too. I'd always thought about studying art. Maybe I'd say I was an art major at the University of Buffalo. </text:span><text:span text:style-name="T31"><text:s/></text:span></text:p>
      <text:p text:style-name="P9"><text:span text:style-name="T29"><text:tab/> </text:span><text:span text:style-name="T34">On the flip side I could say something entirely pretentious, that I was finding myself amidst the ever shifting landscape that was life or some equally meaningless bullshit. If I was just saying I had no idea except the words were shottily disguised as something better, </text:span><text:span text:style-name="T35">what was the point.</text:span></text:p>
      <text:p text:style-name="P26"><text:tab/>“I don't know.”</text:p>
      <text:p text:style-name="P26"><text:tab/>Her response came quickly, it was the exact opposite of what I had expected her to say.</text:p>
      <text:p text:style-name="P26"><text:tab/>“Me either.”</text:p>
      <text:p text:style-name="P9"><text:span text:style-name="T35"><text:tab/>So</text:span><text:span text:style-name="T36"> we had arrived on the precipice we were heading to the entire time. The ponint where this encounter would fall into siddenly meaning something or dying. Where would decide that this was more than an instance of one random encounter, and instead the beginnings of something that dared to matter. It was the point when Kendall Acuna had to tell me why she had really come here. What all of this was really about.</text:span></text:p>
      <text:p text:style-name="P27"><text:tab/>“I'm getting shipped off <text:span text:style-name="T94">to</text:span> Princeton next year. No choice in the matter.”</text:p>
      <text:p text:style-name="P27"><text:tab/>“Clearly you lead a difficult life.”</text:p>
      <text:p text:style-name="P27"><text:tab/>My joke didn't have the impact I had hoped for. If anything it had all but killed the mood.</text:p>
      <text:p text:style-name="P27"><text:tab/>“Actually though. It's that or take some kind of gap year. I don't exactly know what but I'm sure my parents idea of a meaningful gap year includes the usual gap <text:span text:style-name="T95">y</text:span>ear features. Some poverty tourism, selfless volunteering, self discovery. Bullshit. Maybe I should just go. I don't know.”</text:p>
      <text:p text:style-name="P9"><text:span text:style-name="T36"><text:tab/>There was a time when someone complaining about having so many brilliant options would have infuriated me to no end. Even now, a part of me wanted to scream. </text:span><text:span text:style-name="T10">But why?</text:span><text:span text:style-name="T36"> Sure, those opportunities were never afforded to me, but </text:span><text:span text:style-name="T37">I </text:span><text:span text:style-name="T36">had never wanted them either.</text:span></text:p>
      <text:p text:style-name="P9"><text:span text:style-name="T36"><text:tab/>“</text:span><text:span text:style-name="T37">I have, or had, a friend like you. Went to a great school and had this incredible plan for the future. Just had to let the pieces fall into his lap. And I'm sure, with enough time, they would've too. But I think that terrified him, ya know. I think it scares you.</text:span><text:span text:style-name="T36">” </text:span><text:span text:style-name="T37">I was talking out of my ass, but I kind of </text:span><text:soft-page-break/><text:span text:style-name="T37">believed what I was saying. It was difficult for me to give her anything on the subject with any meaning. In my ideal scenario maybe I would've been an artist respected and desired throughout the world. But now, I would've been more than content to let the pieces just fall in my lap, if that would mean getting my mother off of my back. If that would mean not feeling, every second of every day, like I was just not doing enough. It was like I was watching this movie with a main character that was continually rebuffed, continually coming up just short, and I was just waiting for him to get that first win. But I was that character, and the prospect of things changing seemed to grow dimmer with every day that passed.</text:span></text:p>
      <text:p text:style-name="P9"><text:span text:style-name="T37"><text:tab/>“I feel li</text:span><text:span text:style-name="T38">k</text:span><text:span text:style-name="T37">e, I go to Princeton, with the entire thing arranged by my parents,” she began, “and my entire life is suddenly on rails. I just have to put some effort for me and things will fall int place. If I decide at any point that I've changed my mind, that I want to make some change, I'll be looked at like I'm out of my damn mind. I can't deal with that.”</text:span></text:p>
      <text:p text:style-name="P9"><text:span text:style-name="T37"><text:tab/>“</text:span><text:span text:style-name="T38">You know,</text:span><text:span text:style-name="T37">” </text:span><text:span text:style-name="T38">I laughed under my breath, “there are some people that would hate you right now after listening to this. Most people complain about having too little. Not having too much.”</text:span></text:p>
      <text:p text:style-name="P28"><text:tab/>There was a grimace. “Yeah I know, but, I think the problem isn't phrased quite right. I mean, mines a problem of too little also. Too little control.”</text:p>
      <text:p text:style-name="P28"><text:tab/>“Not quite the same thing as too little food or too little money.”</text:p>
      <text:p text:style-name="P28"><text:tab/>“No. But to say that because I don't struggle with those things, my life is not allowed to have any sort of difficulties is absurd. Or to suggest that mine are any less significant. Sure, I've got the problems where you can go on living with them. <text:s/>But in the scope of a life, in my living mine to the <text:span text:style-name="T93">fullest</text:span>, freedom counts for a lot.”</text:p>
      <text:p text:style-name="P29"><text:tab/>“<text:span text:style-name="T93">Of course.</text:span>” <text:span text:style-name="T93">For all I tried, I couldn't feel it. I couldn't feel the pain there. The feeling that I might not be where I was if I had the things she saw as a burden was difficult to shake.</text:span></text:p>
      <text:p text:style-name="P29"><text:tab/><text:span text:style-name="T93">She couldn't look me in the eyes for a couple of minutes. She got up to get a coffee. Not Pumpkin Spice flavored. It was french vanilla I think. She sat back down and sipped at her coffee in the </text:span><text:soft-page-break/><text:span text:style-name="T93">not awkward silence. <text:s/>I could almost see the next question condensing behind those lovely, pained eyes. </text:span></text:p>
      <text:p text:style-name="P29"><text:tab/>“<text:span text:style-name="T93">What do you like about this place?</text:span>”</text:p>
      <text:p text:style-name="P30"><text:tab/><text:span text:style-name="T93">I hated when people asked that question. “I hate when people ask that question.” The thing is, people on the outside can't seem to see what there is to love, and I can never explain it. That question always leaves me feeling shitty. Maybe the only reason I continue to stay in this town is the fact that I don't what else to do. As much as I wish that weren't the case, every time I hear that question, I can't help but think that might be true. “I couldn't explain it to you if I tried. If you don't see it, you never will.”</text:span></text:p>
      <text:p text:style-name="P30"><text:tab/><text:span text:style-name="T94">She started laughing at me. “You sound like my grandpa. So sentimental about this place. I've never been here before. I've actually just been visiting. Needed to get away. My grandpa always misses me. I'm from Greenwich actually.”</text:span></text:p>
      <text:p text:style-name="P30"><text:tab/><text:span text:style-name="T94">Can't say I was surprised.</text:span></text:p>
      <text:p text:style-name="P30"><text:tab/>“<text:span text:style-name="T94">I was hoping you were going to give me some reason to stay.</text:span>”</text:p>
      <text:p text:style-name="P30"><text:tab/>“<text:span text:style-name="T94">Well I'm sorry that I couldn't help you out.</text:span>” <text:span text:style-name="T94">My sudden defensiveness confused me. She was a girl from a different world wanting a reason to stay and suffer through life in the curious little place that had created me. She was talking to me because I was an oddity. The kind of thing she was not accustomed to dealing with. An incredibly average boy from a dying city. “I think I might leave,” I said suddenly without actually wanting to.</text:span></text:p>
      <text:p text:style-name="P30"><text:tab/>“<text:span text:style-name="T94">You know, I'm probably leaving soon.</text:span>” <text:span text:style-name="T94">I stopped. Kendall knew everything. She could tell from the little contact she'd with me exactly how to control me. Maybe she'd seen it in my eyes, the truth that I loved her since I had first seen her. Perhaps my hopelessness was written on my face. Maybe she could feel my terrible desperation in the notes of my voice.</text:span></text:p>
      <text:p text:style-name="P30"><text:tab/>“<text:span text:style-name="T96">Well, I'm glad to have met you.</text:span>” <text:span text:style-name="T96">I was.</text:span></text:p>
      <text:p text:style-name="P30"><text:tab/>“<text:span text:style-name="T96">I don't believe you.</text:span>”</text:p>
      <text:p text:style-name="P30"><text:soft-page-break/><text:tab/>“<text:span text:style-name="T96">What an odd thing to say.</text:span>”</text:p>
      <text:p text:style-name="P30"><text:tab/><text:span text:style-name="T96">Kendall motioned for me to sit back down. “I just decided. I'm going to do my gap year here. Figure, I can't leave until I understand this seemingly unexplainable affection for this place. I'll say it's a research project.”</text:span></text:p>
      <text:p text:style-name="P30"><text:tab/><text:span text:style-name="T11">What the hell?</text:span><text:span text:style-name="T97"> “Why the hell do you suddenly want to do that?” There was this conflict I was suddenly experiencing. It was suddenly turning me inside out. </text:span></text:p>
      <text:p text:style-name="P30"><text:tab/>“<text:span text:style-name="T97">Don't you want me to stay?</text:span>”</text:p>
      <text:p text:style-name="P30"><text:tab/>“<text:span text:style-name="T98">Well...no.</text:span>” <text:span text:style-name="T98">I think I might've really meant that.</text:span></text:p>
      <text:p text:style-name="P30"><text:tab/>“<text:span text:style-name="T99">I think you meant that. So, I'm gonna stay.</text:span>”</text:p>
      <text:p text:style-name="P30"><text:tab/>“<text:span text:style-name="T99">But I don't actually know you. Today is, literally, all of the time we've ever spent together.</text:span>”</text:p>
      <text:p text:style-name="P30"><text:tab/>“<text:span text:style-name="T99">Truth be told, there's nothing you can do about it. I'm staying. I think you could use a gap year too. Get your life together.</text:span>”</text:p>
      <text:p text:style-name="P30"><text:tab/><text:span text:style-name="T99">I didn't say anything to that. I threw my empty cup in the trash and walked out, leaving the book Kendall had given me.</text:span></text:p>
      <text:p text:style-name="P63"/>
      <text:p text:style-name="P31"><text:tab/><text:span text:style-name="T100">Another friend from high school, I won't name him, came home from school a week later. I hadn't seen Kendall since then. I wasn't even sure if she was actually still in town. I was too angry still. Not once during the entire conversation had I mentioned what I thought of my life. That's not to say that my life wasn't just a set of shambles, spread all about. It probably was. She didn't have to say it was though.</text:span></text:p>
      <text:p text:style-name="P31"><text:tab/><text:span text:style-name="T100">As we had ever since our sophomore, when any of us even started drinking coffee, we met at the Tim Horton's down the street from where we grew up. It was only a few minutes from the high school. Being back there always brought back with it some degree of nostalgia. It seemed that I always started in on talking about the past without actually meaning to.</text:span></text:p>
      <text:p text:style-name="P32"><text:tab/><text:span text:style-name="T100">My nameless friend was tired, it had been a difficult term apparently, and he was just interested </text:span><text:soft-page-break/><text:span text:style-name="T100">in catching up. He kept asking how I was doing, what my plans were, what I was building. He had this “thing” about building, about being creative. In truth, it was an obsession that he had absorbed from one of our teachers and had never quite managed to let go of. He asked those questions all the time and my answers were always the same. I was always filled to the brim with ideas for novels and new pieces of art. Occasionally I thought about applying to art schools or design schools. Sometimes I would just say that I was thinking about it so that I would have something to say.</text:span></text:p>
      <text:p text:style-name="P32"><text:span text:style-name="T100"><text:tab/>I was halfway through my first coffee, French Vanilla, when the nostalgia started to brim over. “You remember that girl at that party _________? The aggressive one?”</text:span></text:p>
      <text:p text:style-name="P33"><text:span text:style-name="T100"><text:tab/>“Yeah, yeah,” he said. He slouched back and took out his phone. Whenever _________ had his phone out, you could be sure that he wasn't listening to anything, you were saying. He told me so. But I just kept on talking.</text:span></text:p>
      <text:p text:style-name="P33"><text:span text:style-name="T100"><text:tab/>“That was one of the best nights of my life,” I exclaimed. Couldn't be entirely sure if it was. It just seemed like the right thing to say. ________ just kind of muttered. “I just lie up sometimes thinking about it. You know. And how funny that was. The way she sort of grabbed you and took you away. Not like you were fighting her. And the game before. Hell of a game. Almost beat 'em. But the party aftwards. Well, I'd-”</text:span></text:p>
      <text:p text:style-name="P34"><text:span text:style-name="T100"><text:tab/>“-lose a thousand times. For a party like that one. Huh?” I sort of hicupped then. Like the air wouldn't go down for some reason. It just wouldn't go down. Realizing that you're doing something something somebody detests is hardly easy. Possibly, thinking somebody's doing something annoying and then having that person realize you're thinking that, might be harder. Except in this situation. It was suddenly, powerfully evident, that I had been talking about the past for too long. “Why do we always talk about the same thing?”</text:span></text:p>
      <text:p text:style-name="P34"><text:span text:style-name="T100"><text:tab/>Because that was the easiest thing to talk about. It was rehearsed in a sense. I knew what I'd say and then I knew what he'd say in return. It was only a semblance of human interaction, but it was, in many ways, superior to the real thing. It was safer. Interacting with another individual for real had a </text:span><text:soft-page-break/><text:span text:style-name="T100">bleak tendency to get messy. Human beings are, and always have been, infinitely volatile and likely to explode.</text:span></text:p>
      <text:p text:style-name="P35"><text:tab/>“<text:span text:style-name="T101">I don't know. We can talk about anything. I just like that story. I thought you did.</text:span>” ________<text:span text:style-name="T101">'s gaze trailed off halfway through the last sentence. There was a group of men and women sitting together at the other end of the cafe in front of an electric fireplace. They were chatting pretty quietly, but every once in a while you could hear complaints or sourness about taxes and politics. Here and there they would laugh too at plain jokes and yellowing memories.</text:span></text:p>
      <text:p text:style-name="P35"><text:span text:style-name="T101"><text:tab/>_________ pointed discreetly to the group. “You see them Ford?” Well obviously.</text:span></text:p>
      <text:p text:style-name="P35"><text:span text:style-name="T101"><text:tab/>I nodded.</text:span></text:p>
      <text:p text:style-name="P36"><text:span text:style-name="T101"><text:tab/>“You ever think about sitting up late, meeting on Tuesday nights with a group of friends when we're old. You ever think about talking about the things we'd hear our grandparents talk about. Those awfully boring things. Local politics and health insurance?” I nodded again. “I'm not gonna be that. I fuckin' promise you that.” This was the first time he even sort of looked to me like the old _________ I knew. </text:span></text:p>
      <text:p text:style-name="P2"><text:tab/>“________. <text:span text:style-name="T102">You'll find it's pretty tough work staying kids forever.</text:span>”</text:p>
      <text:p text:style-name="P2"><text:tab/><text:span text:style-name="T103">He made a noise that kind of sounded like weak laughter, but it was too sad. </text:span>“<text:span text:style-name="T103">It's not staying kids Ford. It's not dying while you've still gotta get up and go out into the world.</text:span>” _________ <text:span text:style-name="T103">was rarely this pensive back in high school and it's really only people that tend to think a whole lot that say things like that. Some other, maybe better, version of myself might've said something to that. But for me, it was all too sad and deep. Instead, I pulled out my phone and told him that I had to get going. I said I'd had a wonderful, and I that the conversation had been as deliscious as the coffee, which was something I always said when we did met like that. That was something I'd heard my grandpa say once when he took me with him to one of his monday night meetups with friends he'd made in high school. I didn't even realize it at the time.</text:span></text:p>
      <text:p text:style-name="P13"/>
      <text:p text:style-name="P38"><text:soft-page-break/><text:tab/><text:span text:style-name="T104">In bed I remembered where I'd first heard that phrase. Normally, my meetings with ______ would kick up the dust of the past in me, and I would reminisce about things that had happened for as long as I could. But what he had said seemed too true, I suspected that Kendall was right as well. I think I already knew. My life had become broken up like the city I was born in. Also, like my city, parts of me had taken hopelessly to clamoring and clawing for the past, my past self or what I thought I remembered. Other parts desired, nearly as hopelessly, to be anyone else.</text:span></text:p>
      <text:p text:style-name="P38"><text:tab/><text:span text:style-name="T104">Now, I did not believe for a second that Kendall Acuna meant half of the things she said. I did not believe that she was staying. And I did not believe that some gap year could help me, or that she believed it could either. The only thing I actually did believe was that this girl was the oddest thing that had ever happened to me in my whole life. Whatever did occur, I would draw out this tale for as long as it went on, this single extraordinary thread. At the end, I would have my single golden memory, the kind that everybody's got and holds dear. A memory, after all, is a kind of fuel for life, the kind of thing that keeps us going on, chugging into the future as it becomes the past. A golden memory can sometimes get you through a lifetime.</text:span></text:p>
      <text:p text:style-name="P38">–----------------------------------------------------------------------------------------------------------------------</text:p>
      <text:p text:style-name="P38"><text:tab/><text:span text:style-name="T104">There was no need to wait for Kendall, or to seek her out, because the very next day she showed up at my front door. She pressed the door bell incessantly. It was eight in the morning. It was also Sunday. My mother was pissed. </text:span></text:p>
      <text:p text:style-name="P39"><text:tab/>“<text:span text:style-name="T104">Who the hell could that be?</text:span>” <text:span text:style-name="T104">She yelled, making sure that every pair of ears in the house heard her, and understood the profound extent of her efforts to eradicate this new menace. Elle trudged loudly down the hardwood steps and threw open the door. I can only imagine her reaction at seeing Kendall for the first time. I discovered, while I was with Kendall, that men hardly ever had anything to say, overcome by the urge for her to have their children. Women, generally and especially if they were anywhere close to Kendall's age, hated her instantly. But they would smile broadly and admire how lovely she looked. My mother was not like most women, so I can't be sure what happened. All I know </text:span><text:soft-page-break/><text:span text:style-name="T104">is that when she called my name to come to the door it was softer than the voice she had woken up with. Maybe she thought, because of the limo that sat at the curb behind Kendall, that she had come to offer me a job, and a successful career seemed to be the most important thing to my mother as of late. Or maybe she did hate her, and was choking on restrained emotion. Who knows?</text:span></text:p>
      <text:p text:style-name="P39"><text:tab/><text:span text:style-name="T105">I walked groggily to the door in my boxers. My guess was that one of my friends had come by looking for me. Elle's angry look at my exposure said otherwise. Still, Elle walked away fairly noiselessly.</text:span></text:p>
      <text:p text:style-name="P39"><text:tab/><text:span text:style-name="T105">At the sight of Kendall Acuna I was instantly awake. She was, apparently, not surprised by my appearance or, more probably, she was unimpressed.</text:span></text:p>
      <text:p text:style-name="P40"><text:tab/>“<text:span text:style-name="T105">We're leaving in ten minutes. You'll need to get ready.</text:span>” <text:span text:style-name="T105">Of course, I was still yet to agree to the whole gap year thing verbally. But when I closed the door in her face, she knew. I trudged back up to get ready.</text:span></text:p>
      <text:p text:style-name="P40">–--------------------------------------</text:p>
      <text:p text:style-name="P40"><text:tab/><text:span text:style-name="T106">There was something macabre about Kendall's outfit that day. It was an all-black outfit, a skirt and a blazer, and she wore a gold necklace and earrings. It was very high fashion which was something I wasn't used to and it made me uneasy. The whole ride, wherever we were going, felt a bit like I was headed to my inevitable demise. Kendall was saying nothing, not even looking at me. When the limo finally stopped we were being dropped off at the mall on walden avenue. We had come to shop for me.</text:span></text:p>
      <text:p text:style-name="P40"><text:tab/>“<text:span text:style-name="T106">Why are we here Kendall?</text:span>” <text:span text:style-name="T106">I asked as we entered the complex. I had been there many times before in situations similar to this one. The mall was a popular place to spend a day for local couples. In my limited experience dating I had come to the mall quite frequently with girls from the past. It seemed odd that this time, I was emptying someone else's wallet.</text:span></text:p>
      <text:p text:style-name="P40"><text:tab/>“<text:span text:style-name="T106">To make you look the part. My parents think that you're an artist, and that I'm studying with you here in the area.</text:span>”</text:p>
      <text:p text:style-name="P40"><text:tab/>“<text:span text:style-name="T106">Studying what?</text:span>”</text:p>
      <text:p text:style-name="P40"><text:soft-page-break/><text:tab/>“<text:span text:style-name="T106">I don't know, life? I've explained to them that I'm taking this gap year to write a novel. 'How to pull gold from thin air'. I really do like that name. Came to me out of nowhere. I have no clue what it'll be about though.</text:span>”</text:p>
      <text:p text:style-name="P40"><text:tab/><text:span text:style-name="T106">My eyes rolled of their own volition. We passed through the tossed together scents of candles and the holiday, and food from the distant food court. The mall was busy that day. Kendall's outfit attracted much attention. She did nothing to show that she was enjoying it but I could tell that she was. Kendall's emotions are rarely seen. Rather, they are radiated and pressed upon you. It is a strange thing but I can't say it any better than that.</text:span></text:p>
      <text:p text:style-name="P40"><text:tab/>“<text:span text:style-name="T106">You're not actually going to write anything are you?</text:span>”</text:p>
      <text:p text:style-name="P40"><text:tab/>“<text:span text:style-name="T106">Of course!</text:span>” <text:span text:style-name="T106">She said angrily. A few passersby stared. “Why wouldn't I? I like to write just as much as you like to talk about yourself being an artist.”</text:span></text:p>
      <text:p text:style-name="P40"><text:tab/><text:span text:style-name="T107">Kendall proceeded to take me to several different stores, purchasing only the most fashionable items, the things she said were fashionable. There were cardigans and joggers and wingtips along with sunglasses and Huxleys and blazers. According to Kendall the point of all of this was to make me look more the part of the artist. Which was odd. I had never seen an artist with so much. She had an explanation for that too. I was not the starving kind. I was the kind that was the socialite. The kind that had beautiful work done perpetually in the past and ideas constantly on the horizon, never to be realized. Kendall did not ask for a moment if I wanted to become this person. Truthfully, I was indifferent.</text:span></text:p>
      <text:p text:style-name="P40"><text:tab/><text:span text:style-name="T107">She dropped me off at my house hours later. She promised that she would be back for me the next day. On that day, I would be moving to a place she had for me in the city.</text:span></text:p>
      <text:p text:style-name="P65"/>
      <text:p text:style-name="P1"/>
      <text:p text:style-name="P1"><text:tab/><text:span text:style-name="T108">I hadn't given even a thought to what my parents might've thought about this whole business with Kendall. As long as I was out of their hair, I thought, then it made no difference what I was doing. </text:span><text:soft-page-break/><text:span text:style-name="T108">The only reason that my mother wanted me to have a job so badly was because she thought that I was far more likely to become one of those people she liked to call 'degenerates' all the time. She used the term broadly, to describe the kind of person that does bad things, the kind of person without purpose. She had this friend, Denise, and she would often talk about how her son was a degenerate. He graduated a few years prior to all of this with a business administration degree and took his newfound knowledge and started dealing drugs. I chalked it up to the pressure to pay off student loans, only half joking. For Elle, Denise's son was a cautionary tale. My personal cautionary tale. She was not shy about professing her belief that I was slip-up away from being Denise's son. But what was I doing wrong?</text:span></text:p>
      <text:p text:style-name="P1"><text:tab/><text:span text:style-name="T109">Kendall came by in the same limo, early. Like five in the morning early. I sneaked out, managing not to wake Elle up.</text:span></text:p>
      <text:p text:style-name="P1"><text:tab/><text:span text:style-name="T110">The limo drifted through the sleepy suburb onto the highway and sped off, nearly alone. Kendall wasn't saying much. She was taking calls here and there, almost deliberately ignoring me. I wondered if this was who she really was. The precocious girl from the cafe seemed all but gone. The driver exited at Lewiston.</text:span></text:p>
      <text:p text:style-name="P1"><text:tab/><text:span text:style-name="T110">Lewiston is an anachronism. Too much charm and too much forgotten grandeur to have any place in modernity. Every home seemed so picturesque. Gradually the houses became larger and larger until we stopped at one, large white mansion, fenced on all sides. There were two large maple trees in the front yard, nearly devoid of leaves. A house that large should've seemed eerie, but I instantly felt a decided warmth as I left the vehicle and touched down on the gravel driveway.</text:span></text:p>
      <text:p text:style-name="P1"><text:tab/>“<text:span text:style-name="T110">This'll be your home. You like it don't you. The realty agent in charge of the place is <text:s/>a family friend,</text:span>” <text:span text:style-name="T110">Kendall finally said. She turned a look on me that said I was now, undividely, the center of her universe. For the time being. Kendall had never given me that look before and had only given it in total very infrequently. </text:span></text:p>
      <text:p text:style-name="P1"><text:tab/>“<text:span text:style-name="T110">I've never seen a place so large. Or, I've never been inside one.</text:span>”</text:p>
      <text:p text:style-name="P1"><text:soft-page-break/><text:tab/>“<text:span text:style-name="T110">Oh don't worry. It's the kind of thing you get used to.</text:span>” <text:span text:style-name="T110">Her concierge had left the vehicle and opened the door to the humongous house for us. To my surprise it was already entirely furnished. Kendall's chosen accutriments were a bit too modern for my liking, and didn't quite seem to fit the house. But they were what a young aspiring artist might have chosen. The stove top was flameless, and everything else in the kitchen was accented with brushed steel. The walls were entirely white where they weren't already a beautiful mahogany. The walls were adorned with paintings by some artist I had never seen. When I looked closely for a signature I realized that is was my name scribbled in the lower left corner of each one. I stood in hushed disbelief by one of the pieces for a good five minutes. That particular canvas was a series of grey squares of an increasingly dark gradient, and the name of it was 'Despair # 5.' Kendall slid over next to me without my hearing. I noticed she was there, only when she spoke.</text:span></text:p>
      <text:p text:style-name="P1"><text:tab/>“<text:span text:style-name="T110">A Ford Jackson original,</text:span>” <text:span text:style-name="T110">she chuckled. </text:span></text:p>
      <text:p text:style-name="P1"><text:tab/>“<text:span text:style-name="T111">Wha-what? I don't understand. I thougt I was going to become an artist not act the part of one. And this is all, a bit...how? How can you afford this?</text:span>”</text:p>
      <text:p text:style-name="P1"><text:tab/>“<text:span text:style-name="T111">My parents are very successful people and my mother comes from old money,</text:span>” <text:span text:style-name="T111">she replied. Her hand waved non-chalantly in the air while she distanced herself from me. The topic was being changed. “It's all quite nice though, right? Think, just two days ago you were a lovesick puppy ecstatic to be speaking with an actual girl over coffee. Now, you're Ford Jackson, accomplished artist.”</text:span></text:p>
      <text:p text:style-name="P1"><text:tab/>“<text:span text:style-name="T111">Ford Jackson, a fraud.</text:span>”</text:p>
      <text:p text:style-name="P42"><text:tab/><text:span text:style-name="T111">Kendall humphed. “Well now I feel bad. This is what you wanted right? To be an artist? I've made you an artist. Now we can have a reason to know each other. You can be important now.”</text:span></text:p>
      <text:p text:style-name="P42"><text:tab/>“<text:span text:style-name="T111">I thought the point was for me to actually become an artist though. To actually paint and get better. And what do you mean now there's a reason for us to know each other? Wasn't there enough of a reason before?</text:span>”</text:p>
      <text:p text:style-name="P42"><text:tab/><text:span text:style-name="T111">She scoffed and walked back out of the room towards the kitchen. I followed.</text:span></text:p>
      <text:p text:style-name="P42"><text:soft-page-break/><text:tab/>“<text:span text:style-name="T111">But of course not, dear. I mean, you were working at a car wash. Albeit, you're too good for that sort of thing to be fair, but that's where you were. It would have been odd, and like I said, I need a reason to be here for the coming year.</text:span>”</text:p>
      <text:p text:style-name="P42"><text:tab/><text:span text:style-name="T112">The gap year was strange enough, so I didn't ask anymore questions. “Alright then.”</text:span></text:p>
      <text:p text:style-name="P42"><text:tab/>“<text:span text:style-name="T112">Great. I've asked around and I've decided to throw a party, or, you've decided to throw a party.</text:span>”</text:p>
      <text:p text:style-name="P66"/>
      <text:p text:style-name="P1"><text:tab/><text:span text:style-name="T113">The event was much fuller than I had expected. Beautiful cars lined the driveway and the curb, and beautiful and interesting people kept pouring in. It was rarely the case that such a gathering of artists, and doctors and the sons and daughters of the disgustingly successful gathered in my area. At least not in the present day. My grandmother used to always tell me stories of the former importance and stature of a younger Buffalo. When I would see the city on the news, or visit around the area myself, I could scarcely believe the stories she told. Buffalo as I had always seen it bore only a fleeting resemblance to the city she used to describe to me in her beautiful, delirious way.</text:span></text:p>
      <text:p text:style-name="P1"><text:tab/><text:span text:style-name="T113">Kendall was flitting between my room upstairs and with greeting party guests as they arrived. A man she'd brought with her from France was sifting through the grand closet of clothing and accessories that had only been purchased the day before. He kept on grabbing a few items and throwing them down on bed and then glowering at them as his forefinger and thumb attempted to pull tufts from the scruff on his neck. Then, he would shout something in French and swap an item. After about an hour of this I was becoming anxious, and even though she tried to act like she wasn't, I could tell Kendall was as well.</text:span></text:p>
      <text:p text:style-name="P1"><text:tab/>“<text:span text:style-name="T114">Do trust Jacques, Ford,</text:span>” <text:span text:style-name="T114">she started. All I could think was: </text:span><text:span text:style-name="T12">of course his name is Jacques.</text:span><text:span text:style-name="T39"> “He's a genius I promise you. He dresses me for all of my important events.” Jacques could sense he was being rushed. I couldn't understand a lick of French but I was certain he through an absent minded curse my way. “I'll be right back, my dear.” By the time she returned, I was finally dressing. She would close the door when she left, just to make sure that nobody saw me prematurely, and suddenly throw it </text:span><text:soft-page-break/><text:span text:style-name="T39">open upon her re-arrival. When she returned to the room I could gauge the goings on downstairs, try to guess how many people there were and all that. It was riotous by the time Jacques had conceded and finally started to let me dress. He chose a speckled grey sweater, and other similarly muted colors in a shirt and pants. I didn't wear glasses but he forced me to wear the Huxley frames with the useless lenses that Kendall had insisted on buying.</text:span></text:p>
      <text:p text:style-name="P1"><text:span text:style-name="T39"><text:tab/>“He's trying to think about you as an icon Ford,” Kendall explained, as she situated the glasses lazily on the tip of my nose. “People will see these glasses and go: 'Oh now, didn't I see Ford Jackson wearing those the other day?' I've just got to get a pair.” I doubted it. Also, I wasn't yet finished. On her last return Kendall had brought with her a managerie of stylists. I was getting sick of waitng to attend 'my own' party.</text:span></text:p>
      <text:p text:style-name="P1"><text:span text:style-name="T39"><text:tab/>“Something quick please Kendall.” She nodded in agreement and shooed the ansty combs and scissors and gels in my direction. Fifteen minutes later they were done, and I hardly recognized myself. I was enthralled in the mirror and the way I now looked.</text:span></text:p>
      <text:p text:style-name="P1"><text:span text:style-name="T39"><text:tab/>Kendall came up <text:s/>behind me and ran her fingers through my hair. “Now you look the part.” Kendall walked downstairs and told me that I could come whenever I pleased, but the longer I waited the more time people had to assume things about me. I waited half an hour after she left to finally head down. The gathering had a greater sense of magic than I imagined it would. I was not accustomed to seeing quite so many people at parties, and I had no experience with a crowd of this sort. The highlights in designer suits refracted the warm and low light. Jewels and gold did the same. When the party did not suddenly stop upon my arrival I have to admit that I was a bit disappointed. <text:s/></text:span><text:span text:style-name="T40">It just kept going, waiting for no one, like time. In fact absolutely no one seemed to care that I was there at all. The young men present kept being young men and flirting with the girls and trying to see which one they would take home for the evening. <text:s/>And the girls were very much as girls always were in a similar way.</text:span></text:p>
      <text:p text:style-name="P1"><text:span text:style-name="T40"><text:tab/>I grabbed a drink from one of the trays floating around the place and quickly emptied the contents. It had been awhile since I drank anything, and I felt the effects immediately. But above all I </text:span><text:soft-page-break/><text:span text:style-name="T40">felt </text:span><text:span text:style-name="T13">better.</text:span></text:p>
      <text:p text:style-name="P1"><text:span text:style-name="T41"><text:tab/>I kept it up, drinking like that in quick, rough bursts for about an hour, which was long enough for my neat hair to begin falling out of place and for me to begin to forget who I was supposed to be. </text:span><text:span text:style-name="T42">Across the gentle ebbing see of guests I could see Kendall heading over with a small entourage, directly towards me. I quickly slid the dissident strands back into place and pulled my clothing away from my body. I had to shake three hands in total when Kendall at last arrived.</text:span></text:p>
      <text:p text:style-name="P1"><text:span text:style-name="T42"><text:tab/>She had brought an artist, a busnesswoman, and the son of a lawyer with her. The artist was a girl, Harper, who was blonde and lovely and seemed to hate that she was. The businesswoman, Kendall explained in introductions, was a Columbia dropout and currently running her own company in Portland, where she was from. Her name was Leah. The son of the lawyer, his admitted profession, was studying at Princeton to become a journalist. Kendall smiled and called him 'Grif', which he explained was short for Griffin. I suspected immediately that there was some prior history between Griffin and Kendall, and when they walked away together I was sure of it. Leah looked around nervously, not having counted on being left alone with two people she didn't know and didn't especially care to.</text:span></text:p>
      <text:p text:style-name="P43"><text:span text:style-name="T42"><text:tab/>“She'll do that,” I explained, to cut the silence. Leah chuckled, but Harper did not. In fact, Harper did not appear to be even the least bit concerned with any of the talking that had been going on for the last ten minutes. She was too entrenched in an effort to dissect each painting that hung on the walls, and which I could tell her absolutely nothing about.</text:span></text:p>
      <text:p text:style-name="P43"><text:span text:style-name="T42"><text:tab/>“Yes she will,” Leah agreed. She took a large gulp from her glass of champagne. “And how long have you known Kendall?”</text:span></text:p>
      <text:p text:style-name="P44"><text:span text:style-name="T42"><text:tab/>“Oh, only a few weeks really.”</text:span></text:p>
      <text:p text:style-name="P44"><text:span text:style-name="T42"><text:tab/>“</text:span><text:span text:style-name="T43">Such a short time to be throwing a party together! It is a great party though. Also, the paintings around your house, who are they? I don't really have too much knowledge about art myself, except for a Banksy and a Van Gogh I have hanging up at my main house, so I couldn't begin to guess who these are?</text:span><text:span text:style-name="T42">” </text:span><text:span text:style-name="T43">She spoke about art like someone might speak about designer clothing. </text:span></text:p>
      <text:p text:style-name="P45"><text:soft-page-break/><text:span text:style-name="T43"><text:tab/>“</text:span><text:span text:style-name="T44">I only ever hang my own art up wherever it is I'm living. It just doesn't do to have another artist's work hanging up all over the place. I feel like, if I did, I'd be painting their art soon enough. Just subconciously. I might never even know that was the case. No one might ever know. Maybe that's strange. Call it pretentious if you will, but that's just how I feel about.</text:span><text:span text:style-name="T43">” </text:span><text:span text:style-name="T44">I was accessing a hidden well of bullshit that I had within myself. As the words flowed out, one after the other, I was even surprised at my ability to come up with the stuff. Leah was all but entranced by every word, drinking it in. Harper, again, didn't display the same positivity. However, I did detect some hint of outright hatred which, in my book, was much better than indifference.</text:span></text:p>
      <text:p text:style-name="P45"><text:span text:style-name="T44"><text:tab/>“</text:span><text:span text:style-name="T45">How odd!</text:span><text:span text:style-name="T44">” </text:span><text:span text:style-name="T45">Leah exclaimed. All the while she continued to drink and grab new glasses as they passed by. The effect of this was that it was hard to know if I was succeeding in being Kendall's socialite artist, or if she was becoming too drunk to do much other than laugh and make exclamations. Quickly I decided that it wasn't worth thinking about.</text:span></text:p>
      <text:p text:style-name="P45"><text:span text:style-name="T45"><text:tab/>“Really? In my head it all seems to make so much sense. I'm not sure.” I downed a glass of scotch that had been handed to me by a passing Kendall, checking in. “But we can't be sure of very much can we.” Leah looped her arm through mine, half to steady </text:span><text:span text:style-name="T81">her</text:span><text:span text:style-name="T45">self and half to pull </text:span><text:span text:style-name="T81">me</text:span><text:span text:style-name="T45"> to another wing of the house.</text:span></text:p>
      <text:p text:style-name="P45"><text:span text:style-name="T45"><text:tab/>“Come with me, there's one painting over here that I desperately wanted to know about.” </text:span><text:span text:style-name="T46">Leah Van Ponte, I found out her name later, was a reminder of how thin the line between disdain and admiration was. Only moments ago she was wishing that I was anyone other than who I was, and suddenly she refused to let go of me. And, I'll you know, that particular evening ended with me sleeping with Miss. Van Ponte. A couple days afterwards, when I didn't call her, she had her secretary leave a message for me asking if I would at least consider coming to visit her in Portland. I didn't respond. A reminder that people never forget. Anyway, after I was dragged away from the central pulse of the party my evening was effectively over. I ventured upstairs only an hour later with Leah, never to return.</text:span></text:p>
      <text:p text:style-name="P46"><text:soft-page-break/><text:span text:style-name="T46"><text:tab/>The next day was Saturday and I was woken up early by Kendall. She had laid out clothes for me and a thermos with coffee was standing on my night stand. </text:span></text:p>
      <text:p text:style-name="P46"><text:span text:style-name="T46"><text:tab/>“I've got my limo waiting for you downstairs.” She was all smiles. “You've got to be getting to a meeting I've set up for you. Before you ask, I think that last night was an incredible success. Two of your paintings were bought by an older couple that had stopped by earlier. Their children, who stopped by later, apparently adore you, and so they say you can expect them to be patrons for life. I'll have the money put into your account.” She hurried from my room and down and out of the house and into the limo. I hadn't even brushed my teeth. The limo was still a bit chilly from sitting for the night in the cold. I sipped at my coffee. It was pumpkin spice.</text:span></text:p>
      <text:p text:style-name="P46"><text:span text:style-name="T46"><text:tab/>The meeting Kendall had arranged was with Harper Isaacson, at one of the Spot Coffee's in the city. For whatever reason those kinds of places seemed to attract all sorts of business people and artists and writers who wanted to be seen writing. It was a place that I had never gravitated to, but where Ford Jackson, the artist, felt right at home. Harper was reading something on an ereader next to a smoldering mug of coffee when I came in. Mostly so that I would have something to do, I stood in line and bought another coffee. Coffee in hand, I mosied cautiously over to Harper's small table.</text:span></text:p>
      <text:p text:style-name="P46"><text:span text:style-name="T46"><text:tab/>“Hello, there,” I said as jovially as I could. Harper looked up as though she intended to kill me right on the spot for interrupting her.</text:span></text:p>
      <text:p text:style-name="P46"><text:span text:style-name="T46"><text:tab/>“Hey.” A standoff transpired for about three whole minutes.</text:span></text:p>
      <text:p text:style-name="P46"><text:span text:style-name="T46"><text:tab/>“</text:span><text:span text:style-name="T47">C'mon,</text:span><text:span text:style-name="T46">” </text:span><text:span text:style-name="T47">I finally said, “as fellow artists I thought that we'd get along. We ought to. What with the woes of being an artist an all.”</text:span></text:p>
      <text:p text:style-name="P46"><text:span text:style-name="T47"><text:tab/>“I know you're not an artist. So you can stop. I know that those paintings up all over your house weren't yours. I know that Ford Jackson isn't real.”</text:span></text:p>
      <text:p text:style-name="P46"><text:span text:style-name="T47"><text:tab/>“Well, I am actually Ford Jackson. But, the other parts are right.”</text:span></text:p>
      <text:p text:style-name="P46"><text:span text:style-name="T47"><text:tab/>“Tell me, why an artist? I mean, I've known Kendall since we were kids, but, this makes less sense than almost anything I've ever seen her do. This shabby little city, you, this gap year. I just don't </text:span><text:soft-page-break/><text:span text:style-name="T47">really get it.”</text:span></text:p>
      <text:p text:style-name="P46"><text:span text:style-name="T47"><text:tab/>I was so pleased to finally have someone as mired in the dark as I was. “Well I can't really clarify any of that other stuff, but, I did mention in passing that I think I might've been an artist in a different life. In real life, which I suspect I will have to be returning to fairly soon, I work at a car wash. I made good tips, I was fine. And then I met Kendall and now, I'm living in some house in Lewiston and posing as an artist all to help her on her gap year that she's taking for no really good reason. Which is here, in this 'shabby' town, also for no good reason. I haven't really been able to make sense of it either.”</text:span></text:p>
      <text:p text:style-name="P46"><text:span text:style-name="T47"><text:tab/></text:span><text:span text:style-name="T48">Apparently, that response was enough for Harper. “Alright then. Well, the reason we're here is that you, clearly, are not actually a real artist, and Kendall would like it if you at least seemed like one.” <text:s/>There was this intimation I felt that Harper could hardly believe what she was saying.</text:span></text:p>
      <text:p text:style-name="P46"><text:span text:style-name="T48"><text:tab/>“How does one seem like an artist. I feel like, there's really no right way to seem like an artist. If an artist is just one that makes art, but then again, maybe my definition is off.” </text:span><text:span text:style-name="T49">I thought I was making a good point and Harper understood. I continued. “You know, it's not something that you just throw all of this money at and then...boom you've created an artist.”</text:span></text:p>
      <text:p text:style-name="P46"><text:span text:style-name="T49"><text:tab/>“An artist just is, Mr. Jackson.”</text:span></text:p>
      <text:p text:style-name="P46"><text:span text:style-name="T49"><text:tab/>“Yeah. That's what I'm saying.” Harper's genuine look threw the whole series of events back into chaos again. I thought that I was finally beginning to understand. A rich girl with pressures has a fling with a boy from a different part of town, and tries to make him into something he's not. It read almost like Gatsby with some key differences. I had already played out in my head what might be the most right, most tragic way for the entire thing to end up. No one particular denouement seemed best, most heartwrenching. There was a scenario in my head where maybe Kendall died before entire thing, full of good intentions, could play itself out. In another I was left destitute after she suddenly and capriciously became bored with 'creating the artist' from sheer force of will. That I had become tied up in a series of events and with a girl, I did not understand, and which were likely to expire at any given </text:span><text:soft-page-break/><text:span text:style-name="T49">moment, seemed to be the only certainty.</text:span></text:p>
      <text:p text:style-name="P46"><text:span text:style-name="T49"><text:tab/></text:span><text:span text:style-name="T50">Harper somehow did not fit. Kendall Acuna occupied the center of the universe, at fault for nothing, not even the evils I had seen her commit. There was no room for yet another faultless being. But maybe my thinking of Harper immediately like some angel, from a few sentences, was a sign of some failing of mine. Maybe Kendall had made me too eager to believe that there were really any great people left in the world.</text:span></text:p>
      <text:p text:style-name="P46"><text:span text:style-name="T50"><text:tab/>We talked for what seemed like four lifetimes about icons in art. The eccentric Warhol, the doomed Basquiat. Artists in the popular imagination seemed to fritter their time doing artless things always </text:span><text:span text:style-name="T51">with</text:span><text:span text:style-name="T50"> people of some importance. Fellow artists, politicians, or the wealthy. Actresses and Actors in recent times. A certain image of Brigette Bardot with Picasso immediately came to mind as we crossed the topic. Being that Kendall had only set aside a year for me in the realm of things that had her interest, I had to be deeply involved with those kinds of people, wherever they might be in the Queen City. My rise to relevance had to be meteoric, anything less was absolute failure.</text:span></text:p>
      <text:p text:style-name="P46"><text:span text:style-name="T50"><text:tab/>“I do not envy the situation. Art is hard enough on it's own. Fuck having to treat it like a goddamn politician.” I could have kissed her right there and then. </text:span></text:p>
      <text:p text:style-name="P67"><text:span text:style-name="T50"/></text:p>
      <text:p text:style-name="P46"><text:tab/><text:span text:style-name="T115">As Kendall continued to lavish me with gifts, tickets to incredible events around town, purely beautiful things, I became more curious about how she was able to afford it all. Surely the parents, even Ivy League parents, would not just give her free reign of their bank accounts. This is when I turned to Harper. I took her out for dinner at a lovely Italian restaurant on the outskirts of the city.</text:span></text:p>
      <text:p text:style-name="P46"><text:tab/><text:span text:style-name="T115">Harper had known <text:s/>Kendall when they were both young. Kendall was not rich then, and Harper knew that she was not rich now. It's just that Kendall was always incredibly beautiful and always unfathomably intelligent. That combination you'll find is enough to get almost anything you can ask for in this world. The house she rustled up for me in Lewiston was something that she'd convinced a friend in real estate to put on hold for her. All of the gifts and the seemingly endless bank account? </text:span><text:soft-page-break/><text:span text:style-name="T115">Apparently, Kendall had many courtiers. There was even one here in Buffalo, whom she often referred to as her grandfather in casual conversation because she really wasn't too proud of taking advantage of an old man. His name was Emile Abate, a restauranteur, who had been very successful when he was younger. The two of them first met when Kendall was on a date with young man, from a good family. Emile had apparently been watching her ever since she entered the restaurant. He interrupted the date and told an eighteen year old Kendall that he was in love with her. From then on he would give her anything for fractions of moments of her time. On Emile's dime Kendall had traveled the world twice over, and met countless other amorous souls. Kendall loved to tell Harper lately that she was searching for new experiences and failing, because there was simply nothing left in the world of interest.</text:span></text:p>
      <text:p text:style-name="P46"><text:tab/>“<text:span text:style-name="T116">Then why come to Buffalo?</text:span>”</text:p>
      <text:p text:style-name="P46"><text:tab/><text:span text:style-name="T116">Harper's eyes squinted angrily because she thought I had not been listening. </text:span>“<text:span text:style-name="T116">Like I said, Emile lives here. He's got a pretty place close to the city Kendall says,</text:span>” <text:span text:style-name="T116">she added in an uninterested tone.</text:span></text:p>
      <text:p text:style-name="P46"><text:tab/>“<text:span text:style-name="T116">Why stay?</text:span>”</text:p>
      <text:p text:style-name="P46"><text:tab/><text:span text:style-name="T117">In her laxidasical way she pointed at my face. “You.”</text:span></text:p>
      <text:p text:style-name="P46"><text:tab/>“<text:span text:style-name="T117">A 21 year old Car Washer that's not even actually from the city? Makes sense.</text:span>”</text:p>
      <text:p text:style-name="P46"><text:tab/>“<text:span text:style-name="T117">No. She had been talking for a while about the idea of self-invention. I think she just wanted to try it out on someone.</text:span>” <text:span text:style-name="T117">It was all rather, unflattering. I ordered more food than I could possibly eat. It would have been an extravagant meal for ten people, let alone Harper who late little more than vegetables and water, and myself. I paid heavy handedly with a thick wad of bills from the check for my painting. “My” being definitively in quotation marks. The whole thing was a test on the concept of self-invention.</text:span></text:p>
      <text:p text:style-name="P46"><text:tab/>“<text:span text:style-name="T118">Well do you feel like an asshole now?</text:span>” <text:span text:style-name="T118">Harper asked as we were leaving. I nodded.</text:span></text:p>
      <text:p text:style-name="P46"><text:tab/>“<text:span text:style-name="T118">Very much so.</text:span>”</text:p>
      <text:p text:style-name="P67"/>
      <text:p text:style-name="P46"><text:span text:style-name="T50"><text:tab/></text:span></text:p>
      <text:p text:style-name="P46"><text:soft-page-break/><text:span text:style-name="T50"><text:tab/></text:span><text:span text:style-name="T52">Eventually, my sporadic whereabouts and the mystery that had recently enshrouded me became too much for my mother. I was never home. I rarely ever saw my mother or my father. And it was like this for months. My mother, having that rare parental intuition, knew that I was not working. She just wanted to know what I was possibly up to. I suddenly had nice clothing, and was constantly being ferried everywhere by limousine on the infrequent occasions when we saw one another. I could guess what theories she tried to produce for herself. Perhaps I had met a rich girl, or maybe I had fallen in with key cogs in an imagined Buffalonian underworld. Who knows. I never actually told her. Simply, on the day when she had made up her mind to confront me angrily as always, I told her that I was moving out. She no longer had to worry about the intracies of my life because they no longer concerned her.</text:span></text:p>
      <text:p text:style-name="P47"><text:span text:style-name="T52"><text:tab/>My heartlessness is something I'll never be able to explain. I guess I had come, suddenly, to view my parents' constant providing for me as a disservice. Maybe never wanting for anything was the reason that I was so screwed up, so aimless, so lost. Whatever the case, one cause I am sure of is that I was tired of always being insufficient. Of never being hard working, never caring about my parents' sacrifices enough, of being so spoiled. With a path for a life of intoxicating grandeur situated languidly within my arms reach, daring me to take it, I was brimming with some newfound and terrible confidence. I became resolute in my commitment to cast off the Ford Jackson that was destined to die with little more than a paragraph in the local newspaper to remember him by. I would be monumental instead, and the entire world would weep at my passing.</text:span></text:p>
      <text:p text:style-name="P48"><text:span text:style-name="T52"><text:tab/></text:span><text:span text:style-name="T53">My feet moved me to the door, almost without my say so. My head was in a different place. It attempted to retrace how my life had reached this exact point, and it couldn't. A hand grabbed my arm gently just as I opened the door to leave. It was my father's.</text:span></text:p>
      <text:p text:style-name="P48"><text:span text:style-name="T52"><text:tab/>“</text:span><text:span text:style-name="T53">Ford. You should say that you're sorry to your mother. I'm not here to stand in your way. It's your decision entirely. But I just want to make sure that you leave on good terms.</text:span><text:span text:style-name="T52">” </text:span><text:span text:style-name="T53">He could feel me continue to head outside. “Ford!” he whispered a bit louder, “that's your mother in there! The woman </text:span><text:soft-page-break/><text:span text:style-name="T53">who raised you. She's crying because of all the things you said.” I wou</text:span><text:span text:style-name="T54">l</text:span><text:span text:style-name="T53">dn't look him in the eye. My mother, in tears, was exactly the scene that I was trying to make sure I avoided. I wrenched my arm free. He took a step back. His face was so confused because the person in front of him was someone he could not recognize. “I had always raised you to be a better man than this.” Now I stared him straight in the face. The glistening in his eyes beyond his glasses sent a jolt of pain through my entire body. </text:span></text:p>
      <text:p text:style-name="P48"><text:span text:style-name="T53"><text:tab/>“Well maybe you fucked up.” I slammed the door.</text:span></text:p>
      <text:p text:style-name="P68"><text:span text:style-name="T53"/></text:p>
      <text:p text:style-name="P49"><text:span text:style-name="T53"><text:tab/></text:span><text:span text:style-name="T54">Over the next few weeks Kendall thr</text:span><text:span text:style-name="T55">ew</text:span><text:span text:style-name="T54"> a series of </text:span><text:span text:style-name="T55">dinners at the Lewiston house and I kept meeting with Harper. </text:span><text:span text:style-name="T56">Without fail there were new faces every time. Kendall insisted it was that way. The people she invited were always only those she fancied as fit to be in this intricate, high society revivalist group she was forming. It was always thrilling to meet gentlemen and young women who would've shown no interest in me previously, but after awhile, they all blurred together. I couldn't keep the names of the sons of doctors and nieces of Hollywood actresses straight. Frankly, after about five of these dinners I didn't even care. When Kendall wasn't throwing dinners she was leaving me penned up in the gigantic house alone, so at first the dinners were an appreciated reprieve. But as the people blurred together I missed being alone, reading or whatever, more often.</text:span></text:p>
      <text:p text:style-name="P49"><text:span text:style-name="T56"><text:tab/>Then, on the fifth dinner, there were two new young men and a new young woman. One of the young men came in with </text:span><text:span text:style-name="T57">Harper</text:span><text:span text:style-name="T56">, on her arm, looking instantly unlike just about anyone I had seen before. It was a difficult thing to be in the presence of Kendall or Harper and not get absolutely swallowed up. It was something I had not yet mastered. But this young man, he...well you couldn't say exactly that he was immune to </text:span><text:span text:style-name="T57">Harper</text:span><text:span text:style-name="T56">'s withering aura. Rather, he had his own radiance, and as far as I could tell, it was the more overwhelming one. His smile was jaunty, and his face was the face I wished my son might have one day.</text:span></text:p>
      <text:p text:style-name="P49"><text:span text:style-name="T56"><text:tab/>The other young man came on his own. He was less bohemian than the other one, but he possessed the same magnetism. All at once he seemed to be bored </text:span><text:span text:style-name="T57">out</text:span><text:span text:style-name="T56"> of his mind and thrilled to be </text:span><text:soft-page-break/><text:span text:style-name="T56">there. There was a gesture he kept making, rubbing his brow like he was under a lot of stress, but I think it was practiced, maybe observed. Something seemed to be bothering him the entire evening though. He was sure to hide it deeply under a smile and a bubbly, boyish laugh. The girl had arrived shortly after he did and it was clear that he knew her.</text:span><text:span text:style-name="T54"> </text:span><text:span text:style-name="T56">She was not the problem. They talked frequently more like long time friends than recently estranged lovers. I would discover later that my observation was pointless. Kendall had an interesting ability to ensure that everyone acted precisely as she wanted them to. She had a gift for willing the world in her mind into being that I had never known, and have never encountered since.</text:span></text:p>
      <text:p text:style-name="P49"><text:span text:style-name="T56"><text:tab/></text:span><text:span text:style-name="T58">At these dinners I rarely spoke up. Everyone seemed so much more interesting than I was and I hadn't quite mastered how to be a convincing replica of an artist. But on that night I was so abnormally excited by the company that I spoke up. I needed to know what they all did, at least the two young men. I directed the question first to the young man that had come with Harper. “No one's asked so I'm guessing that I'm just out of the loop. What do you do Conrad?” His name was Conrad. By the way. They all laughed. Apparently, it was another <text:s/>faux pas. Harper was not however laughing, and Conrad was the first to stop.</text:span></text:p>
      <text:p text:style-name="P49"><text:span text:style-name="T58"><text:tab/>“Companies. That's what I do. I'm inbetween companies now, though.” It seemed to contradict the way he looked. His hair was a long afro and clothing was just about the least professional there was. I asked the same to the other young man, Kent.</text:span></text:p>
      <text:p text:style-name="P49"><text:span text:style-name="T58"><text:tab/>“Music. I produce it.” Another surprising development. Kent was a wearing a full suit and his hair was neat and <text:s/>his face totally devoid of any kind of scruff whatsoever.</text:span></text:p>
      <text:p text:style-name="P49"><text:span text:style-name="T58"><text:tab/>Not to be left out the girl chimed in. “And I'm in the business of finding new ways to spend exorbitant sums of money.” That was funny to me. She had been born the thing that we all aspired to be, and were currently posing as. The group was shaping up oddly. </text:span><text:span text:style-name="T59">I didn't say anything else.</text:span></text:p>
      <text:p text:style-name="P49"><text:span text:style-name="T59"><text:tab/>As the evening neared it's end, because Kendall 'desperately needed to run off', probably to Emile's home, Remy, the girl, spoke up. “I like this group. I'm not done having fun.” She was the most </text:span><text:soft-page-break/><text:span text:style-name="T59">drunk out of all of us but none of us were completely sober. However, Kent and Conrad seemed to agree. I would do whatever. <text:line-break/><text:tab/>“Let's go to a show,” Remy continued, “they have shows in this city don't they Ford?” There was a theater downtown. We looked up shows on our phones. There wasn't really anything worth seeing, but Remy was insistent. Kendall was willing to go along, in fact, she seemed to invite the excuse to not have to turn in for the night. We all hopped into her limo and headed downtown. Kendall brought <text:s/>a bottle of champagne from dinner.</text:span></text:p>
      <text:p text:style-name="P49"><text:span text:style-name="T59"><text:tab/>“Here's to a far better night than the one I imagined,” Kent said, leading a toast. We all cheered.</text:span></text:p>
      <text:p text:style-name="P49"><text:span text:style-name="T59"><text:tab/></text:span><text:span text:style-name="T60">The show was one of the worst I had seen. Being drunk I didn't want to sit through it to begin with, but it was really awful all the way through.</text:span></text:p>
      <text:p text:style-name="P49"><text:span text:style-name="T60"><text:tab/>Back at my house in Lewiston, we all meandered into this room adjacent to the main atrium with the closet for jackets and shoes. One of my huge paintings was in there, just two triangles, orange and blue, situated to form a square against a white background. It was an obvious attempt at something distantly resembling a </text:span><text:span text:style-name="T82">Or</text:span><text:span text:style-name="T60">othko painting. The method was painstakingly con</text:span><text:span text:style-name="T61">c</text:span><text:span text:style-name="T60">e</text:span><text:span text:style-name="T61">a</text:span><text:span text:style-name="T60">led and the colors <text:s/>looked imbued into the canvas. They just were. Kent was particularly impressed by this painting.</text:span></text:p>
      <text:p text:style-name="P49"><text:span text:style-name="T60"><text:tab/>“Can you explain this one to me, Ford buddy? I don't quite get it.” I stood unsteadily, amongst the group. They all sat down on the hardwood in a semicircle, as attentively as they could manage. It was four in the morning.</text:span></text:p>
      <text:p text:style-name="P49"><text:span text:style-name="T60"><text:tab/>“What I was going for was a kind of juxtaposition and unification between disjoint and intuitively conflicting experiences, emotions. Can't say it any simpler than that.” </text:span><text:span text:style-name="T61">Such a description would become my trademark.</text:span></text:p>
      <text:p text:style-name="P49"><text:span text:style-name="T60"><text:tab/>“Well, I just see triangles,” said Remy. Her eyes were still transfixed on the painting as she said it. She wanted to see more but couldn't.</text:span></text:p>
      <text:p text:style-name="P49"><text:span text:style-name="T60"><text:tab/>“No, Remy dear, I think I see it.” said Kent. He was proud of himself. Like he had cracked the puzzle. </text:span></text:p>
      <text:p text:style-name="P49"><text:soft-page-break/><text:span text:style-name="T60"><text:tab/>“It's bullshit,” was Remy's reply. “There's nothing to be 'got'. It's a joke.”</text:span></text:p>
      <text:p text:style-name="P49"><text:span text:style-name="T60"><text:tab/>Conrad and Harper, leaning on one another, just laughed knowingly. Something about the way they felt they could see through me, like I was naked and making excuses, infuriated me.</text:span></text:p>
      <text:p text:style-name="P49"><text:span text:style-name="T60"><text:tab/>“Truth be told, the only thing that matters is the interpretation. I could rhapsodize all day about what I think, but that wouldn't do anything. Doesn't matter.”</text:span></text:p>
      <text:p text:style-name="P49"><text:span text:style-name="T60"><text:tab/>“But what if it </text:span><text:span text:style-name="T14">is</text:span><text:span text:style-name="T60"> shit?” Kent joked. “You know,” he said, like he was changing his mind, “I think maybe Remy's right. It's shit.” He turned to me and smiled. “Without a doubt in my mind.” He flopped onto the floor and splayed out his arms and legs. “That was close. I almost bought that one. How will you sell it now?”</text:span></text:p>
      <text:p text:style-name="P49"><text:span text:style-name="T60"><text:tab/>“Just have to wait for the name Ford Jackson to mean something.” </text:span><text:span text:style-name="T61">Kendall hadn't spoken in awhile, and we hadn't spoken in so long but if felt good to have her stand up for me in the midst of the insincere assault.</text:span></text:p>
      <text:p text:style-name="P69"><text:span text:style-name="T61"/></text:p>
      <text:p text:style-name="P50"><text:span text:style-name="T53"><text:tab/></text:span><text:span text:style-name="T62">It was Conrad's idea to have a day on the town, just the boys. </text:span><text:span text:style-name="T63">The two badgered me for things to do. It made me realize that growing up, I never tried to see what my city was all about. I had no idea. There's a kind of soul that every place in the world has. Every single one's got a distinct essence. A core, a code, a way of doing things. Normally, you grow up in place and the soul is obvious. It reveals itself. For whatever reason, I was no more a true member of the place I had spent my entire life than someone stepping foot in the city for the first time. When I was asked what we ought to do, I had no idea.</text:span></text:p>
      <text:p text:style-name="P50"><text:span text:style-name="T63"><text:tab/>“Great. What the hell are we supposed to do then?” Conrad exclaimed. “Kent?”</text:span></text:p>
      <text:p text:style-name="P50"><text:span text:style-name="T63"><text:tab/>Kent always seemed to be the one with the ideas. “There's an art museum somewhere around here, right?”</text:span></text:p>
      <text:p text:style-name="P50"><text:span text:style-name="T63"><text:tab/>“Yeah,” I muttered.</text:span></text:p>
      <text:p text:style-name="P50"><text:span text:style-name="T63"><text:tab/>Albright Knox was fairly well-known. “How bout we head there. Also, I really wanna fucking </text:span><text:soft-page-break/><text:span text:style-name="T63">see a hockey game. Ford, do the Sabres play tonight?”</text:span></text:p>
      <text:p text:style-name="P51"><text:span text:style-name="T63"><text:tab/>I checked. “Yeah. They do.”</text:span></text:p>
      <text:p text:style-name="P51"><text:span text:style-name="T64"><text:tab/>So the plan was set. We headed to the art gallery first.</text:span></text:p>
      <text:p text:style-name="P52"><text:span text:style-name="T64"><text:tab/></text:span><text:span text:style-name="T65">I was as nervous once I set foot in the art gallery as I had been at just about any other point in my life. Before that day I had never been in an art gallery. That, of course, makes me seem even more phony, but I could just never find the time. Who would I go with? By myself? No. Going to an art gallery by oneself is a self contained admission of a higher artistic purpose. How could I, a lowly Wash employee, display such audacity? No. I couldn't.</text:span></text:p>
      <text:p text:style-name="P52"><text:span text:style-name="T65"><text:tab/>We had only just arrived on the first floor when Kent gave a yawn he didn't even attempt to stifle. Conrad laughed yet again in his knowing manner, and <text:s/>meandered elsewhere to look at whatever caught his eye. “What's your favorite on this floor?” he asked. I gave him a curious, panicked look. “Don't look so terrified. It's a simple question,” he said as he strolled forward through the shifting sands of art enthusiasts. “I really want to be here, but there's just...so much art. I can't make up my mind. I need your guidance.” I remained silent, averting my eyes. “C'mon, you must have a favorite.” From the corner of my eye I caught a glimpse of the month's pamphlet for the museum. A high def photo of a Van Gogh piece was featured most prominently in the mosaic there.</text:span></text:p>
      <text:p text:style-name="P52"><text:span text:style-name="T65"><text:tab/>“Van Gogh's got a great piece here.” For whatever reason, when I spoke of art, especially in front of Kent who had such a keen interest in the subject, I never felt as though I was sounding quite artsy enough. I pushed my own internal pretentiousness dial up a notch. “You really haven't witnessed the full capability of your own senses, vision, hearing, maybe a dash of some sixth or seventh sense, until you've stood in front of a Van Gogh.” Kent seemed intrigued. He spotted where the painting was using one of the many signs.</text:span></text:p>
      <text:p text:style-name="P52"><text:span text:style-name="T65"><text:tab/>“Let's head there then.”</text:span></text:p>
      <text:p text:style-name="P53"><text:span text:style-name="T65"><text:tab/>Kent and I stood in front of the Van Gogh piece, unmoving, for twenty five minutes. I could tell that a few of the other museum patrons </text:span><text:span text:style-name="T66">found</text:span><text:span text:style-name="T65"> it annoying, </text:span><text:span text:style-name="T66">us </text:span><text:span text:style-name="T65">just standing there blocking any other </text:span><text:soft-page-break/><text:span text:style-name="T65">view of the piece, but Kent gave no hint of noticing and neither did I.</text:span></text:p>
      <text:p text:style-name="P53"><text:span text:style-name="T65"><text:tab/></text:span><text:span text:style-name="T66">I wasn't sure if it was a because of my statement earlier or because of some actual phenomenon, but I felt, changed, by the piece. Standing in front of it I could imagine the man Van Gogh painting away, no different </text:span><text:span text:style-name="T67">from</text:span><text:span text:style-name="T66"> me or anyone else. And now that simple thing he <text:s/>had been working on was worshipped and revered. That's the great power of the art museum. It makes obvious the fact that every artist was terribly human. And so are you as you pay for the opportunity to gaze upon their work. Fact was, I wanted to cry and leave immediately. At no other time did I feel so useless or inconsequential. I stayed though. I was determined to make it through this staggering monument to great feats of great human beings, with a newfound purpose. To be like them. Which was funny because, that was supposed to be a conclusion I had already made. It was funny because it was that day that I decided to become an artist.</text:span></text:p>
      <text:p text:style-name="P53"><text:span text:style-name="T66"><text:tab/></text:span><text:span text:style-name="T67">I suddenly discovered that I had actual ideas. With most of them I didn't think I actually stood a chance of making them real. Somehow, that didn't matter.</text:span></text:p>
      <text:p text:style-name="P53"><text:span text:style-name="T67">-</text:span></text:p>
      <text:p text:style-name="P53"><text:span text:style-name="T68"><text:tab/></text:span><text:span text:style-name="T69">The Milky Way is this great piece in the gallery that takes up one whole wall, all by itself. These inviting leather chairs are lined up at the back of the room and people just sit there and watch the painting in hopes that they'll receive some of its secrets. It really is a terrifying thing. Intimidating. As you sit there staring into the murky cacophony of greys and browns and blacks, the idea that you might be swallowed up surfaces. Conrad sat down with me for an hour and took it all in. We said nothing, but there's a connection you share with someone as you look at art together. I can't really describe it to you. In fact, in a way, by looking at a piece you make a connection with anyone who has ever looked at the piece.</text:span></text:p>
      <text:p text:style-name="P53"><text:span text:style-name="T69"><text:tab/>For awhile, I felt nothing. Other people sat next to me with mouths agape, and Conrad was pensively stroking the stubble on his chin, but I wasn't getting it. Then, a woman c</text:span><text:span text:style-name="T70">ame</text:span><text:span text:style-name="T69"> in, looking like one of the last people you'd expect to find in an art gallery. She's in ripped jeans, covered in dirt, and a </text:span><text:soft-page-break/><text:span text:style-name="T69">well worn t shirt. What was remarkable about her is that she stepped into the room, ignored the seating, walk</text:span><text:span text:style-name="T71">ed</text:span><text:span text:style-name="T69"> quickly up to the painting, look</text:span><text:span text:style-name="T71">ed</text:span><text:span text:style-name="T69"> the whole thing over once, and le</text:span><text:span text:style-name="T71">ft</text:span><text:span text:style-name="T69"> looking completely unimpressed. Clearly she didn't get it, I thought. But then the sudden fear hit me, and I thought, maybe she was just running away. Maybe it was all too much.</text:span></text:p>
      <text:p text:style-name="P53"><text:span text:style-name="T69"><text:tab/></text:span><text:span text:style-name="T71">Conrad was suddenly shaking with the failing effort to stifle his laughter. People began staring. After a few moments, once tears had ceased streaming down his cheeks, he was able to stop.</text:span></text:p>
      <text:p text:style-name="P53"><text:span text:style-name="T71"><text:tab/>“What?” I asked.</text:span></text:p>
      <text:p text:style-name="P53"><text:span text:style-name="T71"><text:tab/>“I feel like she was totally lost. Like she didn't even realize she was in an Art Museum.” Somehow, I hadn't noticed exactly how hilarious it actually was. “C'mon don't tell me you didn't think that was absolutely ridiculous.”</text:span></text:p>
      <text:p text:style-name="P53"><text:span text:style-name="T71"><text:tab/>“Yeah, it was kind of weird I guess.”</text:span></text:p>
      <text:p text:style-name="P54"><text:span text:style-name="T71"><text:tab/>Conrad was unsatisfied with that. He got up and left <text:s/>me stranded at the Milky Way.</text:span></text:p>
      <text:p text:style-name="P55"><text:span text:style-name="T71"><text:tab/>–-----------------------------------</text:span></text:p>
      <text:p text:style-name="P55"><text:span text:style-name="T72"><text:tab/></text:span><text:span text:style-name="T73">The game was much screaming for blood on the behalf of Kent and admiring the design of the uniforms on behalf of Connor. Before then I had never really appreciated way that art comes together in things like the design of an arena, or the uniform of a sports team. Uniform design in some sense was like fashion. For Conrad, all of it, anything creative, anything sort of mysterious and arcane to those less endowed with creative insight</text:span><text:span text:style-name="T71">, </text:span><text:span text:style-name="T73">was the sole blissful truth in the world. Everything was irrelevant.</text:span></text:p>
      <text:p text:style-name="P55"><text:span text:style-name="T73"><text:tab/>“For a long time I thought about getting into fashion,” he said to me during one of the intermissions. The game went to a shootout and the Sabres won. Along with fashion he had thought about getting into architecture, or engineering, which he considered really more about art than science, and even sculpture. Never painting though.</text:span></text:p>
      <text:p text:style-name="P70"><text:span text:style-name="T73"/></text:p>
      <text:p text:style-name="P56"><text:span text:style-name="T69"><text:tab/></text:span><text:span text:style-name="T73">I decided to shut myself up for a long time in the Lewiston house. I took no visitors, and never answered the phone. My plan was to emerge, at the end of the week with some piece of art. The more I </text:span><text:soft-page-break/><text:span text:style-name="T73">tried to think about it, to plan it, the less I could come up with anything I liked. So, eventually on Thursday, I picked up the phone and asked Harper if she would stop by.</text:span></text:p>
      <text:p text:style-name="P56"><text:span text:style-name="T73"><text:tab/>I was surprised but she came over immediately. Up in my room we stared at the canvas that was to hold my art. </text:span></text:p>
      <text:p text:style-name="P56"><text:span text:style-name="T73"><text:tab/>“I can' think of anything. I was in the gallery and I had so many ideas, so much...hope. Fuck, this is hopeless.” I poured a drink, two glasses of scotch, for the two of us. I had been drinking that and little else for much of the week. Some ideas die hard. My thought process wasn't entirely crazy though. Sometimes pretending to be the thing you wish you were is the best way to become it.</text:span></text:p>
      <text:p text:style-name="P57"><text:span text:style-name="T73"><text:tab/>“For me, I imagine that the art is hidden beneath the surface, and I'm just releasing it. That's what Michelangelo thought when he saw stone.” </text:span><text:span text:style-name="T74">I'd heard that before.</text:span></text:p>
      <text:p text:style-name="P57"><text:span text:style-name="T74"><text:tab/>“That's bullshit. There's nothing there.”</text:span></text:p>
      <text:p text:style-name="P57"><text:span text:style-name="T74"><text:tab/>My room was fucking huge, so the six foot by six foot canvas was laid just at the end of my bed, and Harper was standing a ways off, looking at the painting. I was sitting off the edge of my bed, my feet dangling. She sat next to me and looked at the canvas as I was looking at it. “Well, that's the problem you're not looking at it the right way.” She went back to where she was and motioned for me to follow.</text:span></text:p>
      <text:p text:style-name="P57"><text:span text:style-name="T74"><text:tab/>“I blame the canvas. I think its defective. But if you insist,” I said and followed. Side by side, we looked on. There was nothing different suddenly about the canvas. But I liked standing next to her. In her glow, that field she had all around her, I felt more capable. </text:span></text:p>
      <text:p text:style-name="P58"><text:span text:style-name="T74"><text:tab/>“You see? It's obvious. <text:s/>You're not painting anything new. That's what people think it's about but it's not. </text:span><text:span text:style-name="T75">You just have to see something that other people can't see and then you make it so they can see it.</text:span><text:span text:style-name="T74">”</text:span></text:p>
      <text:p text:style-name="P58"><text:span text:style-name="T74"><text:tab/></text:span><text:span text:style-name="T75">I suppose. Maybe it was the scotch, but I couldn't think, suddenly, about anything besides how beautiful Harper was in that moment. She wasn't the kind of girl that reciprocated affection. You were doomed to love her more than she loved you. Except in the instance of Conrad. I had known only for so </text:span><text:soft-page-break/><text:span text:style-name="T75">long and already his power over her was obvious. Conrad stood above all other people in her world.</text:span></text:p>
      <text:p text:style-name="P58"><text:span text:style-name="T75"><text:tab/>The sound of steps echoed up the hall from the stairway.</text:span></text:p>
      <text:p text:style-name="P58"><text:span text:style-name="T75"><text:tab/>“Ford? I assumed you were here. Kent and I thought it was odd that we hadn't seen you in a while. I hope that I didn't do something the other day to upset you.” When he opened the door to my room, he was confused for only an instant. And then he didn't care.</text:span></text:p>
      <text:p text:style-name="P58"><text:span text:style-name="T75"><text:tab/>“Harper. Didn't expect to find you here.” Something was making him uneasy.</text:span></text:p>
      <text:p text:style-name="P58"><text:span text:style-name="T75"><text:tab/>“Helping Ford. He doesn't know what to paint.” She took a step toward him he shifted back a bit.</text:span></text:p>
      <text:p text:style-name="P58"><text:span text:style-name="T75"><text:tab/>“He's done this without you before. I'm sure he'll be fine.” Harper was wounded. Her subtle smile at Conrad's presence dimmed. He turned to me. “I hope you'll be fine at least. Kendall's waiting outside. She needs some help with her book. We're going to my place.” He began heading for the door then turned to Harper as an afterthought. “Kendall's very intent on getting to my place, she doesn't have much free time today. Otherwise, you'd know I'd offer you a ride back home.” Then he left, unphased by the glaring omission of an invite for Harper. </text:span></text:p>
      <text:p text:style-name="P58"><text:span text:style-name="T75"><text:tab/>She grabbed her jacket from one of the chairs in the right corner of the room. Since Conrad had left the room she was staring at the floor. It was like a fire, doused with a bucket of ice water.</text:span></text:p>
      <text:p text:style-name="P58"><text:span text:style-name="T75"><text:tab/>“I could call a cab,” I offered. She shook her head and left the room.</text:span></text:p>
      <text:p text:style-name="P58"><text:span text:style-name="T75"><text:tab/>–---</text:span></text:p>
      <text:p text:style-name="P58"><text:span text:style-name="T75"><text:tab/>Kendall's limo was waiting at the end of my driveway. Harper was sitting in the kitchen, drinking when I left. I felt so sad for her. I had never seen her in that condition. Previously, I had imagined that I never would.</text:span></text:p>
      <text:p text:style-name="P59"><text:span text:style-name="T75"><text:tab/>I sat opposite Kendall and Conrad in the limo. There was an odd sensation in the air when the vehicle pulled off towards Conrad's. Then, he leaned over and kissed Kendall. </text:span><text:span text:style-name="T76">I couldn't look away.</text:span></text:p>
      <text:p text:style-name="P60"><text:span text:style-name="T76"><text:tab/>“Can I help you?” Conrad laughed at me. Kendall's face was a bit more grave. He realized that I was clearly occupied with what Harper might have to say about it. “My relationship with Harper is </text:span><text:soft-page-break/><text:span text:style-name="T76">more open. I think the whole thing is a bit confusing, maybe even unsettling to her sometimes though. Its best not to tell her about this.” <text:s/></text:span><text:span text:style-name="T77">As though that was a reasonable explanation he kissed Kendall again.</text:span></text:p>
      <text:p text:style-name="P60"><text:span text:style-name="T77">–--------------------------------</text:span></text:p>
      <text:p text:style-name="P60"><text:span text:style-name="T77"><text:tab/></text:span><text:span text:style-name="T78">Conrad's house wasn't nearly as large as the one in Lewiston, but it wasn't meant to be. It wasn't permanent. It was nice though. Mostly glass and striving very hard to be as modern and minimal as possible. Those being the two things Conrad most loved. You could find it in everything he did. Although, the way he dressed, was odd. He wanted to be perceived as this unbearably creative guy. His clothes made him look like that. The truth was, he was calculating and more of a businessman than he was anything else. He could never reconcile that; the way he was and the way he wanted to be. That was one of the few things I absolutely hated about him.</text:span></text:p>
      <text:p text:style-name="P61"><text:span text:style-name="T78"><text:tab/>Seeing Kendall and him all over one another made me uneasy. I wanted to get on with this writing or whatever as quickly as possible. Conrad could see I was uneasy but didn't care. When Kendall would ask a question, he would lay her back on one of the couches and they'd descend into this kissing bout for fifteen or so minutes. Kendall, for some reason, had at least a bit of remorse. At one point, she noticed me pouting in the corner. </text:span><text:span text:style-name="T79">In between kissing, like a person drowning, she said brokenly, “I promise that we'll get on with the writing but, in the meantime, would you like me to call Remy? I feel like she's busy but she absolutely adores you.” I never nodded, I never replied. I never did anything except sit in my corner, feeling a thousand miles away. Remy arrived two hours later.</text:span></text:p>
      <text:p text:style-name="P62"><text:span text:style-name="T79"><text:tab/>By that point, Kendall had decided it actually was time to get on with this book. She had us all sit down around a glass coffee table that Conrad had stationed between two long white, and cubic sofas. Conrad was still feeling amorous, but Kendall kept him, grudgingly, at bay. Remy sat down next to me and we greeted one another that way you see in movies when rich people or Italians meet up after a long time. You know the way I'm talking about I trust.</text:span></text:p>
      <text:p text:style-name="P62"><text:span text:style-name="T79"><text:tab/></text:span><text:span text:style-name="T80">In the midst of heated debate about whether the title was good enough, I interjected, “Why?”</text:span></text:p>
      <text:p text:style-name="P62"><text:soft-page-break/><text:span text:style-name="T80"><text:tab/>Kendall stared down on the coffee table absent-mindedly. “Why what dear?”</text:span></text:p>
      <text:p text:style-name="P62"><text:span text:style-name="T80"><text:tab/>“Why this book? You don't need to do it. That whole thing about college and a gap year or whatever was made up. So, why this?”</text:span></text:p>
      <text:p text:style-name="P62"><text:span text:style-name="T80"><text:tab/>When she looked up at me, her eyes seemed confused. “Obviously, because I'm an artist, like you. Or anyone else here for that matter. I do go to great pains to surround myself with artistic types.” She added with a certain acidity, “Or at least those pretending to be the artistic type.” Though she was my patron, she never missed an opportunity to remind me that I was not real. If she was an imposter then I was only the shade of one, maybe less.</text:span></text:p>
      <text:p text:style-name="P62"><text:span text:style-name="T80">---------------------------------------------------------------------------------------------------------------------------</text:span></text:p>
      <text:p text:style-name="P62"><text:span text:style-name="T80"><text:tab/></text:span><text:span text:style-name="T83">“I was thinking about writing about my experiences,” Kendall finally said, once things had calmed down and Conrad wasn't trying to jump her bones every five seconds.</text:span></text:p>
      <text:p text:style-name="P62"><text:span text:style-name="T83"><text:tab/>I was now lounging back comfortably on the sofa with Remy leaning her head back lightly on my arm. I appreciated Remy's gift for knowing exactly what needed to be done to calm me down. Really, it was a gift for diffusing almost any situation. She claimed, in a self effacing way, that her only gift was spending money, but she knew people better than they tended to know themselves. I admired it. “But you haven't created anything. Ever.” I waited for the backlash, as she would rail into me with the truth that I hadn't either. Remy saved me I think. She didn't know, and Kendall never sought to ruin the illusion for those that hadn't already seen through it.</text:span></text:p>
      <text:p text:style-name="P62"><text:span text:style-name="T83"><text:tab/></text:span></text:p>
      <text:p text:style-name="P62"><text:span text:style-name="T80"><text:tab/></text:span><text:span text:style-name="T78"> </text:span></text:p>
      <text:p text:style-name="P60"><text:span text:style-name="T78"><text:tab/></text:span><text:span text:style-name="T69"><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4T23:30:49.889250599</meta:creation-date>
    <dc:date>2014-12-18T15:34:40.558567481</dc:date>
    <meta:editing-duration>P23DT22H50M11S</meta:editing-duration>
    <meta:editing-cycles>82</meta:editing-cycles>
    <meta:generator>LibreOffice/4.2.7.2$Linux_X86_64 LibreOffice_project/420m0$Build-2</meta:generator>
    <meta:document-statistic meta:table-count="0" meta:image-count="0" meta:object-count="0" meta:page-count="45" meta:paragraph-count="316" meta:word-count="17265" meta:character-count="93327" meta:non-whitespace-character-count="76012"/>
  </office:meta>
</office:document-meta>
</file>